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0" table:default-cell-style-name="Default"/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Sample 1</text:p>
          </table:table-cell>
          <table:table-cell office:value-type="string" calcext:value-type="string">
            <text:p>Sample 2</text:p>
          </table:table-cell>
          <table:table-cell office:value-type="string" calcext:value-type="string">
            <text:p>Sample 3</text:p>
          </table:table-cell>
          <table:table-cell office:value-type="string" calcext:value-type="string">
            <text:p>Sample 4</text:p>
          </table:table-cell>
          <table:table-cell office:value-type="string" calcext:value-type="string">
            <text:p>Sample 5</text:p>
          </table:table-cell>
          <table:table-cell office:value-type="string" calcext:value-type="string">
            <text:p>Sample 6</text:p>
          </table:table-cell>
          <table:table-cell office:value-type="string" calcext:value-type="string">
            <text:p>Sample 7</text:p>
          </table:table-cell>
          <table:table-cell office:value-type="string" calcext:value-type="string">
            <text:p>Sample 8</text:p>
          </table:table-cell>
          <table:table-cell office:value-type="string" calcext:value-type="string">
            <text:p>Sample 9</text:p>
          </table:table-cell>
          <table:table-cell office:value-type="string" calcext:value-type="string">
            <text:p>Sample 10</text:p>
          </table:table-cell>
          <table:table-cell office:value-type="string" calcext:value-type="string">
            <text:p>Sample 11</text:p>
          </table:table-cell>
          <table:table-cell office:value-type="string" calcext:value-type="string">
            <text:p>Sample 12</text:p>
          </table:table-cell>
          <table:table-cell office:value-type="string" calcext:value-type="string">
            <text:p>Sample 13</text:p>
          </table:table-cell>
          <table:table-cell office:value-type="string" calcext:value-type="string">
            <text:p>Sample 14</text:p>
          </table:table-cell>
          <table:table-cell office:value-type="string" calcext:value-type="string">
            <text:p>Sample 15</text:p>
          </table:table-cell>
          <table:table-cell office:value-type="string" calcext:value-type="string">
            <text:p>Sample 16</text:p>
          </table:table-cell>
          <table:table-cell office:value-type="string" calcext:value-type="string">
            <text:p>Sample 17</text:p>
          </table:table-cell>
          <table:table-cell office:value-type="string" calcext:value-type="string">
            <text:p>Sample 18</text:p>
          </table:table-cell>
          <table:table-cell office:value-type="string" calcext:value-type="string">
            <text:p>Sample 19</text:p>
          </table:table-cell>
          <table:table-cell office:value-type="string" calcext:value-type="string">
            <text:p>Sample 20</text:p>
          </table:table-cell>
          <table:table-cell office:value-type="string" calcext:value-type="string">
            <text:p>Sample 21</text:p>
          </table:table-cell>
          <table:table-cell office:value-type="string" calcext:value-type="string">
            <text:p>Sample 22</text:p>
          </table:table-cell>
          <table:table-cell office:value-type="string" calcext:value-type="string">
            <text:p>Sample 23</text:p>
          </table:table-cell>
          <table:table-cell office:value-type="string" calcext:value-type="string">
            <text:p>Sample 24</text:p>
          </table:table-cell>
          <table:table-cell office:value-type="string" calcext:value-type="string">
            <text:p>Sample 25</text:p>
          </table:table-cell>
          <table:table-cell office:value-type="string" calcext:value-type="string">
            <text:p>Sample 26</text:p>
          </table:table-cell>
          <table:table-cell office:value-type="string" calcext:value-type="string">
            <text:p>Sample 27</text:p>
          </table:table-cell>
          <table:table-cell office:value-type="string" calcext:value-type="string">
            <text:p>Sample 28</text:p>
          </table:table-cell>
          <table:table-cell office:value-type="string" calcext:value-type="string">
            <text:p>Sample 29</text:p>
          </table:table-cell>
          <table:table-cell office:value-type="string" calcext:value-type="string">
            <text:p>Sample 30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Connected to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Connected t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62.6" calcext:value-type="float">
            <text:p>-62.6</text:p>
          </table:table-cell>
          <table:table-cell office:value-type="float" office:value="-62.69" calcext:value-type="float">
            <text:p>-62.69</text:p>
          </table:table-cell>
          <table:table-cell office:value-type="float" office:value="-62.47" calcext:value-type="float">
            <text:p>-62.47</text:p>
          </table:table-cell>
          <table:table-cell office:value-type="float" office:value="-62.91" calcext:value-type="float">
            <text:p>-62.91</text:p>
          </table:table-cell>
          <table:table-cell office:value-type="float" office:value="-63.08" calcext:value-type="float">
            <text:p>-63.08</text:p>
          </table:table-cell>
          <table:table-cell office:value-type="float" office:value="-61.73" calcext:value-type="float">
            <text:p>-61.73</text:p>
          </table:table-cell>
          <table:table-cell office:value-type="float" office:value="-62.92" calcext:value-type="float">
            <text:p>-62.92</text:p>
          </table:table-cell>
          <table:table-cell office:value-type="float" office:value="-62.63" calcext:value-type="float">
            <text:p>-62.63</text:p>
          </table:table-cell>
          <table:table-cell office:value-type="float" office:value="-62.24" calcext:value-type="float">
            <text:p>-62.24</text:p>
          </table:table-cell>
          <table:table-cell office:value-type="float" office:value="-62.9" calcext:value-type="float">
            <text:p>-62.9</text:p>
          </table:table-cell>
          <table:table-cell office:value-type="float" office:value="-63.18" calcext:value-type="float">
            <text:p>-63.18</text:p>
          </table:table-cell>
          <table:table-cell office:value-type="float" office:value="-62.4" calcext:value-type="float">
            <text:p>-62.4</text:p>
          </table:table-cell>
          <table:table-cell office:value-type="float" office:value="-62.78" calcext:value-type="float">
            <text:p>-62.78</text:p>
          </table:table-cell>
          <table:table-cell office:value-type="float" office:value="-63.23" calcext:value-type="float">
            <text:p>-63.23</text:p>
          </table:table-cell>
          <table:table-cell office:value-type="float" office:value="-62.94" calcext:value-type="float">
            <text:p>-62.94</text:p>
          </table:table-cell>
          <table:table-cell office:value-type="float" office:value="-63.17" calcext:value-type="float">
            <text:p>-63.17</text:p>
          </table:table-cell>
          <table:table-cell office:value-type="float" office:value="-62.73" calcext:value-type="float">
            <text:p>-62.73</text:p>
          </table:table-cell>
          <table:table-cell office:value-type="float" office:value="-62.95" calcext:value-type="float">
            <text:p>-62.95</text:p>
          </table:table-cell>
          <table:table-cell office:value-type="float" office:value="-65.17" calcext:value-type="float">
            <text:p>-65.17</text:p>
          </table:table-cell>
          <table:table-cell office:value-type="float" office:value="-62.97" calcext:value-type="float">
            <text:p>-62.97</text:p>
          </table:table-cell>
          <table:table-cell office:value-type="float" office:value="-62.96" calcext:value-type="float">
            <text:p>-62.96</text:p>
          </table:table-cell>
          <table:table-cell office:value-type="float" office:value="-62.81" calcext:value-type="float">
            <text:p>-62.81</text:p>
          </table:table-cell>
          <table:table-cell office:value-type="float" office:value="-63.25" calcext:value-type="float">
            <text:p>-63.25</text:p>
          </table:table-cell>
          <table:table-cell office:value-type="float" office:value="-62.78" calcext:value-type="float">
            <text:p>-62.78</text:p>
          </table:table-cell>
          <table:table-cell office:value-type="float" office:value="-63.18" calcext:value-type="float">
            <text:p>-63.18</text:p>
          </table:table-cell>
          <table:table-cell office:value-type="float" office:value="-62.44" calcext:value-type="float">
            <text:p>-62.44</text:p>
          </table:table-cell>
          <table:table-cell office:value-type="float" office:value="-62.55" calcext:value-type="float">
            <text:p>-62.55</text:p>
          </table:table-cell>
          <table:table-cell office:value-type="float" office:value="-62.56" calcext:value-type="float">
            <text:p>-62.56</text:p>
          </table:table-cell>
          <table:table-cell office:value-type="float" office:value="-62.95" calcext:value-type="float">
            <text:p>-62.95</text:p>
          </table:table-cell>
          <table:table-cell office:value-type="float" office:value="-62.84" calcext:value-type="float">
            <text:p>-62.84</text:p>
          </table:table-cell>
          <table:table-cell office:value-type="float" office:value="-62.867" calcext:value-type="float">
            <text:p>-62.867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2865" calcext:value-type="float">
            <text:p>0.2865</text:p>
          </table:table-cell>
          <table:table-cell office:value-type="string" calcext:value-type="string">
            <text:p><text:s/>B</text:p>
          </table:table-cell>
          <table:table-cell office:value-type="float" office:value="0" calcext:value-type="float">
            <text:p>0</text:p>
          </table:table-cell>
          <table:table-cell office:value-type="float" office:value="-62.867" calcext:value-type="float">
            <text:p>-62.867</text:p>
          </table:table-cell>
          <table:table-cell office:value-type="float" office:value="0.5353" calcext:value-type="float">
            <text:p>0.5353</text:p>
          </table:table-cell>
          <table:table-cell office:value-type="float" office:value="0.2865" calcext:value-type="float">
            <text:p>0.2865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62.83" calcext:value-type="float">
            <text:p>-62.83</text:p>
          </table:table-cell>
          <table:table-cell office:value-type="float" office:value="-62.59" calcext:value-type="float">
            <text:p>-62.59</text:p>
          </table:table-cell>
          <table:table-cell office:value-type="float" office:value="-63.23" calcext:value-type="float">
            <text:p>-63.23</text:p>
          </table:table-cell>
          <table:table-cell office:value-type="float" office:value="-62.72" calcext:value-type="float">
            <text:p>-62.72</text:p>
          </table:table-cell>
          <table:table-cell office:value-type="float" office:value="-62.37" calcext:value-type="float">
            <text:p>-62.37</text:p>
          </table:table-cell>
          <table:table-cell office:value-type="float" office:value="-62.82" calcext:value-type="float">
            <text:p>-62.82</text:p>
          </table:table-cell>
          <table:table-cell office:value-type="float" office:value="-62.3" calcext:value-type="float">
            <text:p>-62.3</text:p>
          </table:table-cell>
          <table:table-cell office:value-type="float" office:value="-62.93" calcext:value-type="float">
            <text:p>-62.93</text:p>
          </table:table-cell>
          <table:table-cell office:value-type="float" office:value="-62.64" calcext:value-type="float">
            <text:p>-62.64</text:p>
          </table:table-cell>
          <table:table-cell office:value-type="float" office:value="-63.14" calcext:value-type="float">
            <text:p>-63.14</text:p>
          </table:table-cell>
          <table:table-cell office:value-type="float" office:value="-62.78" calcext:value-type="float">
            <text:p>-62.78</text:p>
          </table:table-cell>
          <table:table-cell office:value-type="float" office:value="-62.38" calcext:value-type="float">
            <text:p>-62.38</text:p>
          </table:table-cell>
          <table:table-cell office:value-type="float" office:value="-62.65" calcext:value-type="float">
            <text:p>-62.65</text:p>
          </table:table-cell>
          <table:table-cell office:value-type="float" office:value="-63.17" calcext:value-type="float">
            <text:p>-63.17</text:p>
          </table:table-cell>
          <table:table-cell office:value-type="float" office:value="-62.38" calcext:value-type="float">
            <text:p>-62.38</text:p>
          </table:table-cell>
          <table:table-cell office:value-type="float" office:value="-62.7" calcext:value-type="float">
            <text:p>-62.7</text:p>
          </table:table-cell>
          <table:table-cell office:value-type="float" office:value="-62.75" calcext:value-type="float">
            <text:p>-62.75</text:p>
          </table:table-cell>
          <table:table-cell office:value-type="float" office:value="-62.29" calcext:value-type="float">
            <text:p>-62.29</text:p>
          </table:table-cell>
          <table:table-cell office:value-type="float" office:value="-62.72" calcext:value-type="float">
            <text:p>-62.72</text:p>
          </table:table-cell>
          <table:table-cell office:value-type="float" office:value="-62.31" calcext:value-type="float">
            <text:p>-62.31</text:p>
          </table:table-cell>
          <table:table-cell office:value-type="float" office:value="-62.48" calcext:value-type="float">
            <text:p>-62.48</text:p>
          </table:table-cell>
          <table:table-cell office:value-type="float" office:value="-62.52" calcext:value-type="float">
            <text:p>-62.52</text:p>
          </table:table-cell>
          <table:table-cell office:value-type="float" office:value="-63.69" calcext:value-type="float">
            <text:p>-63.69</text:p>
          </table:table-cell>
          <table:table-cell office:value-type="float" office:value="-62.48" calcext:value-type="float">
            <text:p>-62.48</text:p>
          </table:table-cell>
          <table:table-cell office:value-type="float" office:value="-62.71" calcext:value-type="float">
            <text:p>-62.71</text:p>
          </table:table-cell>
          <table:table-cell office:value-type="float" office:value="-63.01" calcext:value-type="float">
            <text:p>-63.01</text:p>
          </table:table-cell>
          <table:table-cell office:value-type="float" office:value="-62.31" calcext:value-type="float">
            <text:p>-62.31</text:p>
          </table:table-cell>
          <table:table-cell office:value-type="float" office:value="-62.61" calcext:value-type="float">
            <text:p>-62.61</text:p>
          </table:table-cell>
          <table:table-cell office:value-type="float" office:value="-63.09" calcext:value-type="float">
            <text:p>-63.09</text:p>
          </table:table-cell>
          <table:table-cell office:value-type="float" office:value="-62.92" calcext:value-type="float">
            <text:p>-62.92</text:p>
          </table:table-cell>
          <table:table-cell office:value-type="float" office:value="-62.7173" calcext:value-type="float">
            <text:p>-62.7173</text:p>
          </table:table-cell>
          <table:table-cell office:value-type="float" office:value="0.3245" calcext:value-type="float">
            <text:p>0.3245</text:p>
          </table:table-cell>
          <table:table-cell office:value-type="float" office:value="0.1053" calcext:value-type="float">
            <text:p>0.1053</text:p>
          </table:table-cell>
          <table:table-cell office:value-type="string" calcext:value-type="string">
            <text:p><text:s/>B</text:p>
          </table:table-cell>
          <table:table-cell office:value-type="float" office:value="5" calcext:value-type="float">
            <text:p>5</text:p>
          </table:table-cell>
          <table:table-cell office:value-type="float" office:value="-62.7173" calcext:value-type="float">
            <text:p>-62.7173</text:p>
          </table:table-cell>
          <table:table-cell office:value-type="float" office:value="0.3245" calcext:value-type="float">
            <text:p>0.3245</text:p>
          </table:table-cell>
          <table:table-cell office:value-type="float" office:value="0.1053" calcext:value-type="float">
            <text:p>0.1053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62.92" calcext:value-type="float">
            <text:p>-62.92</text:p>
          </table:table-cell>
          <table:table-cell office:value-type="float" office:value="-64.41" calcext:value-type="float">
            <text:p>-64.41</text:p>
          </table:table-cell>
          <table:table-cell office:value-type="float" office:value="-62.62" calcext:value-type="float">
            <text:p>-62.62</text:p>
          </table:table-cell>
          <table:table-cell office:value-type="float" office:value="-62.63" calcext:value-type="float">
            <text:p>-62.63</text:p>
          </table:table-cell>
          <table:table-cell office:value-type="float" office:value="-62.87" calcext:value-type="float">
            <text:p>-62.87</text:p>
          </table:table-cell>
          <table:table-cell office:value-type="float" office:value="-63.02" calcext:value-type="float">
            <text:p>-63.02</text:p>
          </table:table-cell>
          <table:table-cell office:value-type="float" office:value="-62.6" calcext:value-type="float">
            <text:p>-62.6</text:p>
          </table:table-cell>
          <table:table-cell office:value-type="float" office:value="-63.14" calcext:value-type="float">
            <text:p>-63.14</text:p>
          </table:table-cell>
          <table:table-cell office:value-type="float" office:value="-62.5" calcext:value-type="float">
            <text:p>-62.5</text:p>
          </table:table-cell>
          <table:table-cell office:value-type="float" office:value="-62.63" calcext:value-type="float">
            <text:p>-62.63</text:p>
          </table:table-cell>
          <table:table-cell office:value-type="float" office:value="-64.15" calcext:value-type="float">
            <text:p>-64.15</text:p>
          </table:table-cell>
          <table:table-cell office:value-type="float" office:value="-62.66" calcext:value-type="float">
            <text:p>-62.66</text:p>
          </table:table-cell>
          <table:table-cell office:value-type="float" office:value="-62.95" calcext:value-type="float">
            <text:p>-62.95</text:p>
          </table:table-cell>
          <table:table-cell office:value-type="float" office:value="-62.81" calcext:value-type="float">
            <text:p>-62.81</text:p>
          </table:table-cell>
          <table:table-cell office:value-type="float" office:value="-62.49" calcext:value-type="float">
            <text:p>-62.49</text:p>
          </table:table-cell>
          <table:table-cell office:value-type="float" office:value="-62.54" calcext:value-type="float">
            <text:p>-62.54</text:p>
          </table:table-cell>
          <table:table-cell office:value-type="float" office:value="-62.67" calcext:value-type="float">
            <text:p>-62.67</text:p>
          </table:table-cell>
          <table:table-cell office:value-type="float" office:value="-62.89" calcext:value-type="float">
            <text:p>-62.89</text:p>
          </table:table-cell>
          <table:table-cell office:value-type="float" office:value="-62.81" calcext:value-type="float">
            <text:p>-62.81</text:p>
          </table:table-cell>
          <table:table-cell office:value-type="float" office:value="-62.8" calcext:value-type="float">
            <text:p>-62.8</text:p>
          </table:table-cell>
          <table:table-cell office:value-type="float" office:value="-62.91" calcext:value-type="float">
            <text:p>-62.91</text:p>
          </table:table-cell>
          <table:table-cell office:value-type="float" office:value="-63.15" calcext:value-type="float">
            <text:p>-63.15</text:p>
          </table:table-cell>
          <table:table-cell office:value-type="float" office:value="-62.52" calcext:value-type="float">
            <text:p>-62.52</text:p>
          </table:table-cell>
          <table:table-cell office:value-type="float" office:value="-63.01" calcext:value-type="float">
            <text:p>-63.01</text:p>
          </table:table-cell>
          <table:table-cell office:value-type="float" office:value="-62.71" calcext:value-type="float">
            <text:p>-62.71</text:p>
          </table:table-cell>
          <table:table-cell office:value-type="float" office:value="-62.73" calcext:value-type="float">
            <text:p>-62.73</text:p>
          </table:table-cell>
          <table:table-cell office:value-type="float" office:value="-63.04" calcext:value-type="float">
            <text:p>-63.04</text:p>
          </table:table-cell>
          <table:table-cell office:value-type="float" office:value="-63.02" calcext:value-type="float">
            <text:p>-63.02</text:p>
          </table:table-cell>
          <table:table-cell office:value-type="float" office:value="-63.15" calcext:value-type="float">
            <text:p>-63.15</text:p>
          </table:table-cell>
          <table:table-cell office:value-type="float" office:value="-63.1" calcext:value-type="float">
            <text:p>-63.1</text:p>
          </table:table-cell>
          <table:table-cell office:value-type="float" office:value="-62.915" calcext:value-type="float">
            <text:p>-62.915</text:p>
          </table:table-cell>
          <table:table-cell office:value-type="float" office:value="0.418" calcext:value-type="float">
            <text:p>0.418</text:p>
          </table:table-cell>
          <table:table-cell office:value-type="float" office:value="0.1747" calcext:value-type="float">
            <text:p>0.1747</text:p>
          </table:table-cell>
          <table:table-cell office:value-type="string" calcext:value-type="string">
            <text:p><text:s/>B</text:p>
          </table:table-cell>
          <table:table-cell office:value-type="float" office:value="10" calcext:value-type="float">
            <text:p>10</text:p>
          </table:table-cell>
          <table:table-cell office:value-type="float" office:value="-62.915" calcext:value-type="float">
            <text:p>-62.915</text:p>
          </table:table-cell>
          <table:table-cell office:value-type="float" office:value="0.418" calcext:value-type="float">
            <text:p>0.418</text:p>
          </table:table-cell>
          <table:table-cell office:value-type="float" office:value="0.1747" calcext:value-type="float">
            <text:p>0.1747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62.63" calcext:value-type="float">
            <text:p>-62.63</text:p>
          </table:table-cell>
          <table:table-cell office:value-type="float" office:value="-62.86" calcext:value-type="float">
            <text:p>-62.86</text:p>
          </table:table-cell>
          <table:table-cell office:value-type="float" office:value="-62.93" calcext:value-type="float">
            <text:p>-62.93</text:p>
          </table:table-cell>
          <table:table-cell office:value-type="float" office:value="-62.63" calcext:value-type="float">
            <text:p>-62.63</text:p>
          </table:table-cell>
          <table:table-cell office:value-type="float" office:value="-62.99" calcext:value-type="float">
            <text:p>-62.99</text:p>
          </table:table-cell>
          <table:table-cell office:value-type="float" office:value="-62.71" calcext:value-type="float">
            <text:p>-62.71</text:p>
          </table:table-cell>
          <table:table-cell office:value-type="float" office:value="-62.67" calcext:value-type="float">
            <text:p>-62.67</text:p>
          </table:table-cell>
          <table:table-cell office:value-type="float" office:value="-62.74" calcext:value-type="float">
            <text:p>-62.74</text:p>
          </table:table-cell>
          <table:table-cell office:value-type="float" office:value="-63" calcext:value-type="float">
            <text:p>-63</text:p>
          </table:table-cell>
          <table:table-cell office:value-type="float" office:value="-62.06" calcext:value-type="float">
            <text:p>-62.06</text:p>
          </table:table-cell>
          <table:table-cell office:value-type="float" office:value="-62.76" calcext:value-type="float">
            <text:p>-62.76</text:p>
          </table:table-cell>
          <table:table-cell office:value-type="float" office:value="-62.6" calcext:value-type="float">
            <text:p>-62.6</text:p>
          </table:table-cell>
          <table:table-cell office:value-type="float" office:value="-62.7" calcext:value-type="float">
            <text:p>-62.7</text:p>
          </table:table-cell>
          <table:table-cell office:value-type="float" office:value="-62.87" calcext:value-type="float">
            <text:p>-62.87</text:p>
          </table:table-cell>
          <table:table-cell office:value-type="float" office:value="-62.94" calcext:value-type="float">
            <text:p>-62.94</text:p>
          </table:table-cell>
          <table:table-cell office:value-type="float" office:value="-62.89" calcext:value-type="float">
            <text:p>-62.89</text:p>
          </table:table-cell>
          <table:table-cell office:value-type="float" office:value="-63.01" calcext:value-type="float">
            <text:p>-63.01</text:p>
          </table:table-cell>
          <table:table-cell office:value-type="float" office:value="-62.98" calcext:value-type="float">
            <text:p>-62.98</text:p>
          </table:table-cell>
          <table:table-cell office:value-type="float" office:value="-62.61" calcext:value-type="float">
            <text:p>-62.61</text:p>
          </table:table-cell>
          <table:table-cell office:value-type="float" office:value="-63.3" calcext:value-type="float">
            <text:p>-63.3</text:p>
          </table:table-cell>
          <table:table-cell office:value-type="float" office:value="-63.34" calcext:value-type="float">
            <text:p>-63.34</text:p>
          </table:table-cell>
          <table:table-cell office:value-type="float" office:value="-62.67" calcext:value-type="float">
            <text:p>-62.67</text:p>
          </table:table-cell>
          <table:table-cell office:value-type="float" office:value="-62.91" calcext:value-type="float">
            <text:p>-62.91</text:p>
          </table:table-cell>
          <table:table-cell office:value-type="float" office:value="-62.79" calcext:value-type="float">
            <text:p>-62.79</text:p>
          </table:table-cell>
          <table:table-cell office:value-type="float" office:value="-62.76" calcext:value-type="float">
            <text:p>-62.76</text:p>
          </table:table-cell>
          <table:table-cell office:value-type="float" office:value="-62.51" calcext:value-type="float">
            <text:p>-62.51</text:p>
          </table:table-cell>
          <table:table-cell office:value-type="float" office:value="-62" calcext:value-type="float">
            <text:p>-62</text:p>
          </table:table-cell>
          <table:table-cell office:value-type="float" office:value="-62.76" calcext:value-type="float">
            <text:p>-62.76</text:p>
          </table:table-cell>
          <table:table-cell office:value-type="float" office:value="-63.11" calcext:value-type="float">
            <text:p>-63.11</text:p>
          </table:table-cell>
          <table:table-cell office:value-type="float" office:value="-62.93" calcext:value-type="float">
            <text:p>-62.93</text:p>
          </table:table-cell>
          <table:table-cell office:value-type="float" office:value="-62.7887" calcext:value-type="float">
            <text:p>-62.7887</text:p>
          </table:table-cell>
          <table:table-cell office:value-type="float" office:value="0.279" calcext:value-type="float">
            <text:p>0.279</text:p>
          </table:table-cell>
          <table:table-cell office:value-type="float" office:value="0.0778" calcext:value-type="float">
            <text:p>0.0778</text:p>
          </table:table-cell>
          <table:table-cell office:value-type="string" calcext:value-type="string">
            <text:p><text:s/>B</text:p>
          </table:table-cell>
          <table:table-cell office:value-type="float" office:value="15" calcext:value-type="float">
            <text:p>15</text:p>
          </table:table-cell>
          <table:table-cell office:value-type="float" office:value="-62.7887" calcext:value-type="float">
            <text:p>-62.7887</text:p>
          </table:table-cell>
          <table:table-cell office:value-type="float" office:value="0.279" calcext:value-type="float">
            <text:p>0.279</text:p>
          </table:table-cell>
          <table:table-cell office:value-type="float" office:value="0.0778" calcext:value-type="float">
            <text:p>0.0778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62.93" calcext:value-type="float">
            <text:p>-62.93</text:p>
          </table:table-cell>
          <table:table-cell office:value-type="float" office:value="-62.78" calcext:value-type="float">
            <text:p>-62.78</text:p>
          </table:table-cell>
          <table:table-cell office:value-type="float" office:value="-62.33" calcext:value-type="float">
            <text:p>-62.33</text:p>
          </table:table-cell>
          <table:table-cell office:value-type="float" office:value="-62.97" calcext:value-type="float">
            <text:p>-62.97</text:p>
          </table:table-cell>
          <table:table-cell office:value-type="float" office:value="-62.81" calcext:value-type="float">
            <text:p>-62.81</text:p>
          </table:table-cell>
          <table:table-cell office:value-type="float" office:value="-62.74" calcext:value-type="float">
            <text:p>-62.74</text:p>
          </table:table-cell>
          <table:table-cell office:value-type="float" office:value="-62.6" calcext:value-type="float">
            <text:p>-62.6</text:p>
          </table:table-cell>
          <table:table-cell office:value-type="float" office:value="-62.81" calcext:value-type="float">
            <text:p>-62.81</text:p>
          </table:table-cell>
          <table:table-cell office:value-type="float" office:value="-62.36" calcext:value-type="float">
            <text:p>-62.36</text:p>
          </table:table-cell>
          <table:table-cell office:value-type="float" office:value="-62.48" calcext:value-type="float">
            <text:p>-62.48</text:p>
          </table:table-cell>
          <table:table-cell office:value-type="float" office:value="-62.93" calcext:value-type="float">
            <text:p>-62.93</text:p>
          </table:table-cell>
          <table:table-cell office:value-type="float" office:value="-62.42" calcext:value-type="float">
            <text:p>-62.42</text:p>
          </table:table-cell>
          <table:table-cell office:value-type="float" office:value="-62.88" calcext:value-type="float">
            <text:p>-62.88</text:p>
          </table:table-cell>
          <table:table-cell table:number-columns-repeated="2" office:value-type="float" office:value="-62.6" calcext:value-type="float">
            <text:p>-62.6</text:p>
          </table:table-cell>
          <table:table-cell office:value-type="float" office:value="-62.61" calcext:value-type="float">
            <text:p>-62.61</text:p>
          </table:table-cell>
          <table:table-cell office:value-type="float" office:value="-63.1" calcext:value-type="float">
            <text:p>-63.1</text:p>
          </table:table-cell>
          <table:table-cell office:value-type="float" office:value="-62.58" calcext:value-type="float">
            <text:p>-62.58</text:p>
          </table:table-cell>
          <table:table-cell office:value-type="float" office:value="-62.81" calcext:value-type="float">
            <text:p>-62.81</text:p>
          </table:table-cell>
          <table:table-cell office:value-type="float" office:value="-62.69" calcext:value-type="float">
            <text:p>-62.69</text:p>
          </table:table-cell>
          <table:table-cell office:value-type="float" office:value="-62.63" calcext:value-type="float">
            <text:p>-62.63</text:p>
          </table:table-cell>
          <table:table-cell office:value-type="float" office:value="-63.26" calcext:value-type="float">
            <text:p>-63.26</text:p>
          </table:table-cell>
          <table:table-cell office:value-type="float" office:value="-62.57" calcext:value-type="float">
            <text:p>-62.57</text:p>
          </table:table-cell>
          <table:table-cell office:value-type="float" office:value="-62.23" calcext:value-type="float">
            <text:p>-62.23</text:p>
          </table:table-cell>
          <table:table-cell office:value-type="float" office:value="-62.43" calcext:value-type="float">
            <text:p>-62.43</text:p>
          </table:table-cell>
          <table:table-cell office:value-type="float" office:value="-62.42" calcext:value-type="float">
            <text:p>-62.42</text:p>
          </table:table-cell>
          <table:table-cell office:value-type="float" office:value="-62.71" calcext:value-type="float">
            <text:p>-62.71</text:p>
          </table:table-cell>
          <table:table-cell office:value-type="float" office:value="-63.36" calcext:value-type="float">
            <text:p>-63.36</text:p>
          </table:table-cell>
          <table:table-cell office:value-type="float" office:value="-63" calcext:value-type="float">
            <text:p>-63</text:p>
          </table:table-cell>
          <table:table-cell office:value-type="float" office:value="-62.31" calcext:value-type="float">
            <text:p>-62.31</text:p>
          </table:table-cell>
          <table:table-cell office:value-type="float" office:value="-62.6983" calcext:value-type="float">
            <text:p>-62.6983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0744" calcext:value-type="float">
            <text:p>0.0744</text:p>
          </table:table-cell>
          <table:table-cell office:value-type="string" calcext:value-type="string">
            <text:p><text:s/>B</text:p>
          </table:table-cell>
          <table:table-cell office:value-type="float" office:value="20" calcext:value-type="float">
            <text:p>20</text:p>
          </table:table-cell>
          <table:table-cell office:value-type="float" office:value="-62.6983" calcext:value-type="float">
            <text:p>-62.6983</text:p>
          </table:table-cell>
          <table:table-cell office:value-type="float" office:value="0.2728" calcext:value-type="float">
            <text:p>0.2728</text:p>
          </table:table-cell>
          <table:table-cell office:value-type="float" office:value="0.0744" calcext:value-type="float">
            <text:p>0.0744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62.43" calcext:value-type="float">
            <text:p>-62.43</text:p>
          </table:table-cell>
          <table:table-cell table:number-columns-repeated="2" office:value-type="float" office:value="-62.87" calcext:value-type="float">
            <text:p>-62.87</text:p>
          </table:table-cell>
          <table:table-cell office:value-type="float" office:value="-62.44" calcext:value-type="float">
            <text:p>-62.44</text:p>
          </table:table-cell>
          <table:table-cell office:value-type="float" office:value="-62.96" calcext:value-type="float">
            <text:p>-62.96</text:p>
          </table:table-cell>
          <table:table-cell office:value-type="float" office:value="-63.11" calcext:value-type="float">
            <text:p>-63.11</text:p>
          </table:table-cell>
          <table:table-cell office:value-type="float" office:value="-62.97" calcext:value-type="float">
            <text:p>-62.97</text:p>
          </table:table-cell>
          <table:table-cell office:value-type="float" office:value="-62.49" calcext:value-type="float">
            <text:p>-62.49</text:p>
          </table:table-cell>
          <table:table-cell office:value-type="float" office:value="-62.56" calcext:value-type="float">
            <text:p>-62.56</text:p>
          </table:table-cell>
          <table:table-cell office:value-type="float" office:value="-62.48" calcext:value-type="float">
            <text:p>-62.48</text:p>
          </table:table-cell>
          <table:table-cell office:value-type="float" office:value="-62.87" calcext:value-type="float">
            <text:p>-62.87</text:p>
          </table:table-cell>
          <table:table-cell office:value-type="float" office:value="-62.39" calcext:value-type="float">
            <text:p>-62.39</text:p>
          </table:table-cell>
          <table:table-cell office:value-type="float" office:value="-66.03" calcext:value-type="float">
            <text:p>-66.03</text:p>
          </table:table-cell>
          <table:table-cell table:number-columns-repeated="2" office:value-type="float" office:value="-62.75" calcext:value-type="float">
            <text:p>-62.75</text:p>
          </table:table-cell>
          <table:table-cell office:value-type="float" office:value="-63.19" calcext:value-type="float">
            <text:p>-63.19</text:p>
          </table:table-cell>
          <table:table-cell office:value-type="float" office:value="-62.89" calcext:value-type="float">
            <text:p>-62.89</text:p>
          </table:table-cell>
          <table:table-cell office:value-type="float" office:value="-62.92" calcext:value-type="float">
            <text:p>-62.92</text:p>
          </table:table-cell>
          <table:table-cell office:value-type="float" office:value="-63.15" calcext:value-type="float">
            <text:p>-63.15</text:p>
          </table:table-cell>
          <table:table-cell office:value-type="float" office:value="-62.8" calcext:value-type="float">
            <text:p>-62.8</text:p>
          </table:table-cell>
          <table:table-cell office:value-type="float" office:value="-62.79" calcext:value-type="float">
            <text:p>-62.79</text:p>
          </table:table-cell>
          <table:table-cell office:value-type="float" office:value="-62.84" calcext:value-type="float">
            <text:p>-62.84</text:p>
          </table:table-cell>
          <table:table-cell office:value-type="float" office:value="-63.02" calcext:value-type="float">
            <text:p>-63.02</text:p>
          </table:table-cell>
          <table:table-cell office:value-type="float" office:value="-62.57" calcext:value-type="float">
            <text:p>-62.57</text:p>
          </table:table-cell>
          <table:table-cell office:value-type="float" office:value="-62.9" calcext:value-type="float">
            <text:p>-62.9</text:p>
          </table:table-cell>
          <table:table-cell office:value-type="float" office:value="-62.73" calcext:value-type="float">
            <text:p>-62.73</text:p>
          </table:table-cell>
          <table:table-cell office:value-type="float" office:value="-63.11" calcext:value-type="float">
            <text:p>-63.11</text:p>
          </table:table-cell>
          <table:table-cell office:value-type="float" office:value="-62.94" calcext:value-type="float">
            <text:p>-62.94</text:p>
          </table:table-cell>
          <table:table-cell office:value-type="float" office:value="-62.63" calcext:value-type="float">
            <text:p>-62.63</text:p>
          </table:table-cell>
          <table:table-cell office:value-type="float" office:value="-63.12" calcext:value-type="float">
            <text:p>-63.12</text:p>
          </table:table-cell>
          <table:table-cell office:value-type="float" office:value="-62.919" calcext:value-type="float">
            <text:p>-62.919</text:p>
          </table:table-cell>
          <table:table-cell office:value-type="float" office:value="0.62" calcext:value-type="float">
            <text:p>0.62</text:p>
          </table:table-cell>
          <table:table-cell office:value-type="float" office:value="0.3844" calcext:value-type="float">
            <text:p>0.3844</text:p>
          </table:table-cell>
          <table:table-cell office:value-type="string" calcext:value-type="string">
            <text:p><text:s/>B</text:p>
          </table:table-cell>
          <table:table-cell office:value-type="float" office:value="25" calcext:value-type="float">
            <text:p>25</text:p>
          </table:table-cell>
          <table:table-cell office:value-type="float" office:value="-62.919" calcext:value-type="float">
            <text:p>-62.919</text:p>
          </table:table-cell>
          <table:table-cell office:value-type="float" office:value="0.62" calcext:value-type="float">
            <text:p>0.62</text:p>
          </table:table-cell>
          <table:table-cell office:value-type="float" office:value="0.3844" calcext:value-type="float">
            <text:p>0.3844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62.85" calcext:value-type="float">
            <text:p>-62.85</text:p>
          </table:table-cell>
          <table:table-cell office:value-type="float" office:value="-62.52" calcext:value-type="float">
            <text:p>-62.52</text:p>
          </table:table-cell>
          <table:table-cell office:value-type="float" office:value="-62.6" calcext:value-type="float">
            <text:p>-62.6</text:p>
          </table:table-cell>
          <table:table-cell office:value-type="float" office:value="-62.31" calcext:value-type="float">
            <text:p>-62.31</text:p>
          </table:table-cell>
          <table:table-cell office:value-type="float" office:value="-62.85" calcext:value-type="float">
            <text:p>-62.85</text:p>
          </table:table-cell>
          <table:table-cell office:value-type="float" office:value="-62.39" calcext:value-type="float">
            <text:p>-62.39</text:p>
          </table:table-cell>
          <table:table-cell office:value-type="float" office:value="-62.67" calcext:value-type="float">
            <text:p>-62.67</text:p>
          </table:table-cell>
          <table:table-cell office:value-type="float" office:value="-62.68" calcext:value-type="float">
            <text:p>-62.68</text:p>
          </table:table-cell>
          <table:table-cell office:value-type="float" office:value="-62.8" calcext:value-type="float">
            <text:p>-62.8</text:p>
          </table:table-cell>
          <table:table-cell office:value-type="float" office:value="-63.3" calcext:value-type="float">
            <text:p>-63.3</text:p>
          </table:table-cell>
          <table:table-cell office:value-type="float" office:value="-62.55" calcext:value-type="float">
            <text:p>-62.55</text:p>
          </table:table-cell>
          <table:table-cell office:value-type="float" office:value="-62.68" calcext:value-type="float">
            <text:p>-62.68</text:p>
          </table:table-cell>
          <table:table-cell office:value-type="float" office:value="-62.99" calcext:value-type="float">
            <text:p>-62.99</text:p>
          </table:table-cell>
          <table:table-cell office:value-type="float" office:value="-62.48" calcext:value-type="float">
            <text:p>-62.48</text:p>
          </table:table-cell>
          <table:table-cell office:value-type="float" office:value="-62.83" calcext:value-type="float">
            <text:p>-62.83</text:p>
          </table:table-cell>
          <table:table-cell office:value-type="float" office:value="-62.76" calcext:value-type="float">
            <text:p>-62.76</text:p>
          </table:table-cell>
          <table:table-cell office:value-type="float" office:value="-62.3" calcext:value-type="float">
            <text:p>-62.3</text:p>
          </table:table-cell>
          <table:table-cell office:value-type="float" office:value="-62.36" calcext:value-type="float">
            <text:p>-62.36</text:p>
          </table:table-cell>
          <table:table-cell office:value-type="float" office:value="-62.75" calcext:value-type="float">
            <text:p>-62.75</text:p>
          </table:table-cell>
          <table:table-cell office:value-type="float" office:value="-61.25" calcext:value-type="float">
            <text:p>-61.25</text:p>
          </table:table-cell>
          <table:table-cell office:value-type="float" office:value="-62.79" calcext:value-type="float">
            <text:p>-62.79</text:p>
          </table:table-cell>
          <table:table-cell office:value-type="float" office:value="-62.73" calcext:value-type="float">
            <text:p>-62.73</text:p>
          </table:table-cell>
          <table:table-cell office:value-type="float" office:value="-62.2" calcext:value-type="float">
            <text:p>-62.2</text:p>
          </table:table-cell>
          <table:table-cell office:value-type="float" office:value="-62.85" calcext:value-type="float">
            <text:p>-62.85</text:p>
          </table:table-cell>
          <table:table-cell office:value-type="float" office:value="-62.33" calcext:value-type="float">
            <text:p>-62.33</text:p>
          </table:table-cell>
          <table:table-cell office:value-type="float" office:value="-62.66" calcext:value-type="float">
            <text:p>-62.66</text:p>
          </table:table-cell>
          <table:table-cell office:value-type="float" office:value="-62.63" calcext:value-type="float">
            <text:p>-62.63</text:p>
          </table:table-cell>
          <table:table-cell office:value-type="float" office:value="-62.73" calcext:value-type="float">
            <text:p>-62.73</text:p>
          </table:table-cell>
          <table:table-cell office:value-type="float" office:value="-62.8" calcext:value-type="float">
            <text:p>-62.8</text:p>
          </table:table-cell>
          <table:table-cell office:value-type="float" office:value="-63.08" calcext:value-type="float">
            <text:p>-63.08</text:p>
          </table:table-cell>
          <table:table-cell office:value-type="float" office:value="-62.624" calcext:value-type="float">
            <text:p>-62.624</text:p>
          </table:table-cell>
          <table:table-cell office:value-type="float" office:value="0.3498" calcext:value-type="float">
            <text:p>0.3498</text:p>
          </table:table-cell>
          <table:table-cell office:value-type="float" office:value="0.1223" calcext:value-type="float">
            <text:p>0.1223</text:p>
          </table:table-cell>
          <table:table-cell office:value-type="string" calcext:value-type="string">
            <text:p><text:s/>B</text:p>
          </table:table-cell>
          <table:table-cell office:value-type="float" office:value="30" calcext:value-type="float">
            <text:p>30</text:p>
          </table:table-cell>
          <table:table-cell office:value-type="float" office:value="-62.624" calcext:value-type="float">
            <text:p>-62.624</text:p>
          </table:table-cell>
          <table:table-cell office:value-type="float" office:value="0.3498" calcext:value-type="float">
            <text:p>0.3498</text:p>
          </table:table-cell>
          <table:table-cell office:value-type="float" office:value="0.1223" calcext:value-type="float">
            <text:p>0.1223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62.68" calcext:value-type="float">
            <text:p>-62.68</text:p>
          </table:table-cell>
          <table:table-cell office:value-type="float" office:value="-62.46" calcext:value-type="float">
            <text:p>-62.46</text:p>
          </table:table-cell>
          <table:table-cell office:value-type="float" office:value="-62.12" calcext:value-type="float">
            <text:p>-62.12</text:p>
          </table:table-cell>
          <table:table-cell office:value-type="float" office:value="-62.87" calcext:value-type="float">
            <text:p>-62.87</text:p>
          </table:table-cell>
          <table:table-cell office:value-type="float" office:value="-62.55" calcext:value-type="float">
            <text:p>-62.55</text:p>
          </table:table-cell>
          <table:table-cell office:value-type="float" office:value="-62.78" calcext:value-type="float">
            <text:p>-62.78</text:p>
          </table:table-cell>
          <table:table-cell office:value-type="float" office:value="-63.12" calcext:value-type="float">
            <text:p>-63.12</text:p>
          </table:table-cell>
          <table:table-cell office:value-type="float" office:value="-62.94" calcext:value-type="float">
            <text:p>-62.94</text:p>
          </table:table-cell>
          <table:table-cell office:value-type="float" office:value="-63.14" calcext:value-type="float">
            <text:p>-63.14</text:p>
          </table:table-cell>
          <table:table-cell office:value-type="float" office:value="-62.44" calcext:value-type="float">
            <text:p>-62.44</text:p>
          </table:table-cell>
          <table:table-cell office:value-type="float" office:value="-62.54" calcext:value-type="float">
            <text:p>-62.54</text:p>
          </table:table-cell>
          <table:table-cell office:value-type="float" office:value="-61.85" calcext:value-type="float">
            <text:p>-61.85</text:p>
          </table:table-cell>
          <table:table-cell office:value-type="float" office:value="-62.97" calcext:value-type="float">
            <text:p>-62.97</text:p>
          </table:table-cell>
          <table:table-cell office:value-type="float" office:value="-62.07" calcext:value-type="float">
            <text:p>-62.07</text:p>
          </table:table-cell>
          <table:table-cell office:value-type="float" office:value="-62.83" calcext:value-type="float">
            <text:p>-62.83</text:p>
          </table:table-cell>
          <table:table-cell office:value-type="float" office:value="-62.33" calcext:value-type="float">
            <text:p>-62.33</text:p>
          </table:table-cell>
          <table:table-cell office:value-type="float" office:value="-62.43" calcext:value-type="float">
            <text:p>-62.43</text:p>
          </table:table-cell>
          <table:table-cell office:value-type="float" office:value="-62.07" calcext:value-type="float">
            <text:p>-62.07</text:p>
          </table:table-cell>
          <table:table-cell office:value-type="float" office:value="-62.79" calcext:value-type="float">
            <text:p>-62.79</text:p>
          </table:table-cell>
          <table:table-cell office:value-type="float" office:value="-63.15" calcext:value-type="float">
            <text:p>-63.15</text:p>
          </table:table-cell>
          <table:table-cell office:value-type="float" office:value="-62.31" calcext:value-type="float">
            <text:p>-62.31</text:p>
          </table:table-cell>
          <table:table-cell office:value-type="float" office:value="-62.93" calcext:value-type="float">
            <text:p>-62.93</text:p>
          </table:table-cell>
          <table:table-cell office:value-type="float" office:value="-62.71" calcext:value-type="float">
            <text:p>-62.71</text:p>
          </table:table-cell>
          <table:table-cell office:value-type="float" office:value="-64.05" calcext:value-type="float">
            <text:p>-64.05</text:p>
          </table:table-cell>
          <table:table-cell office:value-type="float" office:value="-62.75" calcext:value-type="float">
            <text:p>-62.75</text:p>
          </table:table-cell>
          <table:table-cell office:value-type="float" office:value="-61.99" calcext:value-type="float">
            <text:p>-61.99</text:p>
          </table:table-cell>
          <table:table-cell office:value-type="float" office:value="-62.6" calcext:value-type="float">
            <text:p>-62.6</text:p>
          </table:table-cell>
          <table:table-cell office:value-type="float" office:value="-61.89" calcext:value-type="float">
            <text:p>-61.89</text:p>
          </table:table-cell>
          <table:table-cell office:value-type="float" office:value="-62.08" calcext:value-type="float">
            <text:p>-62.08</text:p>
          </table:table-cell>
          <table:table-cell office:value-type="float" office:value="-63.36" calcext:value-type="float">
            <text:p>-63.36</text:p>
          </table:table-cell>
          <table:table-cell office:value-type="float" office:value="-62.6267" calcext:value-type="float">
            <text:p>-62.6267</text:p>
          </table:table-cell>
          <table:table-cell office:value-type="float" office:value="0.4781" calcext:value-type="float">
            <text:p>0.4781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<text:s/>B</text:p>
          </table:table-cell>
          <table:table-cell office:value-type="float" office:value="35" calcext:value-type="float">
            <text:p>35</text:p>
          </table:table-cell>
          <table:table-cell office:value-type="float" office:value="-62.6267" calcext:value-type="float">
            <text:p>-62.6267</text:p>
          </table:table-cell>
          <table:table-cell office:value-type="float" office:value="0.4781" calcext:value-type="float">
            <text:p>0.4781</text:p>
          </table:table-cell>
          <table:table-cell office:value-type="float" office:value="0.2286" calcext:value-type="float">
            <text:p>0.2286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62.72" calcext:value-type="float">
            <text:p>-62.72</text:p>
          </table:table-cell>
          <table:table-cell office:value-type="float" office:value="-62.51" calcext:value-type="float">
            <text:p>-62.51</text:p>
          </table:table-cell>
          <table:table-cell office:value-type="float" office:value="-62.23" calcext:value-type="float">
            <text:p>-62.23</text:p>
          </table:table-cell>
          <table:table-cell office:value-type="float" office:value="-63.02" calcext:value-type="float">
            <text:p>-63.02</text:p>
          </table:table-cell>
          <table:table-cell office:value-type="float" office:value="-62.1" calcext:value-type="float">
            <text:p>-62.1</text:p>
          </table:table-cell>
          <table:table-cell office:value-type="float" office:value="-62.84" calcext:value-type="float">
            <text:p>-62.84</text:p>
          </table:table-cell>
          <table:table-cell office:value-type="float" office:value="-62.27" calcext:value-type="float">
            <text:p>-62.27</text:p>
          </table:table-cell>
          <table:table-cell office:value-type="float" office:value="-62.69" calcext:value-type="float">
            <text:p>-62.69</text:p>
          </table:table-cell>
          <table:table-cell office:value-type="float" office:value="-62.5" calcext:value-type="float">
            <text:p>-62.5</text:p>
          </table:table-cell>
          <table:table-cell office:value-type="float" office:value="-62.68" calcext:value-type="float">
            <text:p>-62.68</text:p>
          </table:table-cell>
          <table:table-cell office:value-type="float" office:value="-62.47" calcext:value-type="float">
            <text:p>-62.47</text:p>
          </table:table-cell>
          <table:table-cell office:value-type="float" office:value="-62.6" calcext:value-type="float">
            <text:p>-62.6</text:p>
          </table:table-cell>
          <table:table-cell office:value-type="float" office:value="-62.42" calcext:value-type="float">
            <text:p>-62.42</text:p>
          </table:table-cell>
          <table:table-cell office:value-type="float" office:value="-62.57" calcext:value-type="float">
            <text:p>-62.57</text:p>
          </table:table-cell>
          <table:table-cell office:value-type="float" office:value="-62.44" calcext:value-type="float">
            <text:p>-62.44</text:p>
          </table:table-cell>
          <table:table-cell office:value-type="float" office:value="-62.75" calcext:value-type="float">
            <text:p>-62.75</text:p>
          </table:table-cell>
          <table:table-cell office:value-type="float" office:value="-62.6" calcext:value-type="float">
            <text:p>-62.6</text:p>
          </table:table-cell>
          <table:table-cell office:value-type="float" office:value="-63.13" calcext:value-type="float">
            <text:p>-63.13</text:p>
          </table:table-cell>
          <table:table-cell office:value-type="float" office:value="-62.72" calcext:value-type="float">
            <text:p>-62.72</text:p>
          </table:table-cell>
          <table:table-cell office:value-type="float" office:value="-62.6" calcext:value-type="float">
            <text:p>-62.6</text:p>
          </table:table-cell>
          <table:table-cell office:value-type="float" office:value="-61.71" calcext:value-type="float">
            <text:p>-61.71</text:p>
          </table:table-cell>
          <table:table-cell office:value-type="float" office:value="-62.35" calcext:value-type="float">
            <text:p>-62.35</text:p>
          </table:table-cell>
          <table:table-cell office:value-type="float" office:value="-62.44" calcext:value-type="float">
            <text:p>-62.44</text:p>
          </table:table-cell>
          <table:table-cell office:value-type="float" office:value="-62.73" calcext:value-type="float">
            <text:p>-62.73</text:p>
          </table:table-cell>
          <table:table-cell office:value-type="float" office:value="-62.61" calcext:value-type="float">
            <text:p>-62.61</text:p>
          </table:table-cell>
          <table:table-cell office:value-type="float" office:value="-62.53" calcext:value-type="float">
            <text:p>-62.53</text:p>
          </table:table-cell>
          <table:table-cell office:value-type="float" office:value="-62.59" calcext:value-type="float">
            <text:p>-62.59</text:p>
          </table:table-cell>
          <table:table-cell office:value-type="float" office:value="-62.45" calcext:value-type="float">
            <text:p>-62.45</text:p>
          </table:table-cell>
          <table:table-cell office:value-type="float" office:value="-62.73" calcext:value-type="float">
            <text:p>-62.73</text:p>
          </table:table-cell>
          <table:table-cell office:value-type="float" office:value="-62.72" calcext:value-type="float">
            <text:p>-62.72</text:p>
          </table:table-cell>
          <table:table-cell office:value-type="float" office:value="-62.5573" calcext:value-type="float">
            <text:p>-62.5573</text:p>
          </table:table-cell>
          <table:table-cell office:value-type="float" office:value="0.2628" calcext:value-type="float">
            <text:p>0.2628</text:p>
          </table:table-cell>
          <table:table-cell office:value-type="float" office:value="0.0691" calcext:value-type="float">
            <text:p>0.0691</text:p>
          </table:table-cell>
          <table:table-cell office:value-type="string" calcext:value-type="string">
            <text:p><text:s/>B</text:p>
          </table:table-cell>
          <table:table-cell office:value-type="float" office:value="40" calcext:value-type="float">
            <text:p>40</text:p>
          </table:table-cell>
          <table:table-cell office:value-type="float" office:value="-62.5573" calcext:value-type="float">
            <text:p>-62.5573</text:p>
          </table:table-cell>
          <table:table-cell office:value-type="float" office:value="0.2628" calcext:value-type="float">
            <text:p>0.2628</text:p>
          </table:table-cell>
          <table:table-cell office:value-type="float" office:value="0.0691" calcext:value-type="float">
            <text:p>0.0691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62.37" calcext:value-type="float">
            <text:p>-62.37</text:p>
          </table:table-cell>
          <table:table-cell office:value-type="float" office:value="-62.46" calcext:value-type="float">
            <text:p>-62.46</text:p>
          </table:table-cell>
          <table:table-cell table:number-columns-repeated="2" office:value-type="float" office:value="-61.96" calcext:value-type="float">
            <text:p>-61.96</text:p>
          </table:table-cell>
          <table:table-cell office:value-type="float" office:value="-61.88" calcext:value-type="float">
            <text:p>-61.88</text:p>
          </table:table-cell>
          <table:table-cell office:value-type="float" office:value="-61.94" calcext:value-type="float">
            <text:p>-61.94</text:p>
          </table:table-cell>
          <table:table-cell office:value-type="float" office:value="-62.72" calcext:value-type="float">
            <text:p>-62.72</text:p>
          </table:table-cell>
          <table:table-cell office:value-type="float" office:value="-62.53" calcext:value-type="float">
            <text:p>-62.53</text:p>
          </table:table-cell>
          <table:table-cell office:value-type="float" office:value="-62.49" calcext:value-type="float">
            <text:p>-62.49</text:p>
          </table:table-cell>
          <table:table-cell office:value-type="float" office:value="-62.46" calcext:value-type="float">
            <text:p>-62.46</text:p>
          </table:table-cell>
          <table:table-cell office:value-type="float" office:value="-61.93" calcext:value-type="float">
            <text:p>-61.93</text:p>
          </table:table-cell>
          <table:table-cell office:value-type="float" office:value="-61.79" calcext:value-type="float">
            <text:p>-61.79</text:p>
          </table:table-cell>
          <table:table-cell office:value-type="float" office:value="-62.21" calcext:value-type="float">
            <text:p>-62.21</text:p>
          </table:table-cell>
          <table:table-cell office:value-type="float" office:value="-62.5" calcext:value-type="float">
            <text:p>-62.5</text:p>
          </table:table-cell>
          <table:table-cell office:value-type="float" office:value="-60.3" calcext:value-type="float">
            <text:p>-60.3</text:p>
          </table:table-cell>
          <table:table-cell office:value-type="float" office:value="-61.55" calcext:value-type="float">
            <text:p>-61.55</text:p>
          </table:table-cell>
          <table:table-cell office:value-type="float" office:value="-62.74" calcext:value-type="float">
            <text:p>-62.74</text:p>
          </table:table-cell>
          <table:table-cell office:value-type="float" office:value="-61.8" calcext:value-type="float">
            <text:p>-61.8</text:p>
          </table:table-cell>
          <table:table-cell office:value-type="float" office:value="-62.16" calcext:value-type="float">
            <text:p>-62.16</text:p>
          </table:table-cell>
          <table:table-cell office:value-type="float" office:value="-67.6" calcext:value-type="float">
            <text:p>-67.6</text:p>
          </table:table-cell>
          <table:table-cell office:value-type="float" office:value="-62.56" calcext:value-type="float">
            <text:p>-62.56</text:p>
          </table:table-cell>
          <table:table-cell office:value-type="float" office:value="-62.3" calcext:value-type="float">
            <text:p>-62.3</text:p>
          </table:table-cell>
          <table:table-cell office:value-type="float" office:value="-62.67" calcext:value-type="float">
            <text:p>-62.67</text:p>
          </table:table-cell>
          <table:table-cell office:value-type="float" office:value="-62.41" calcext:value-type="float">
            <text:p>-62.41</text:p>
          </table:table-cell>
          <table:table-cell office:value-type="float" office:value="-61.46" calcext:value-type="float">
            <text:p>-61.46</text:p>
          </table:table-cell>
          <table:table-cell office:value-type="float" office:value="-62.47" calcext:value-type="float">
            <text:p>-62.47</text:p>
          </table:table-cell>
          <table:table-cell office:value-type="float" office:value="-62.11" calcext:value-type="float">
            <text:p>-62.11</text:p>
          </table:table-cell>
          <table:table-cell office:value-type="float" office:value="-60.97" calcext:value-type="float">
            <text:p>-60.97</text:p>
          </table:table-cell>
          <table:table-cell office:value-type="float" office:value="-62.43" calcext:value-type="float">
            <text:p>-62.43</text:p>
          </table:table-cell>
          <table:table-cell office:value-type="float" office:value="-62.65" calcext:value-type="float">
            <text:p>-62.65</text:p>
          </table:table-cell>
          <table:table-cell office:value-type="float" office:value="-62.3127" calcext:value-type="float">
            <text:p>-62.3127</text:p>
          </table:table-cell>
          <table:table-cell office:value-type="float" office:value="1.1152" calcext:value-type="float">
            <text:p>1.1152</text:p>
          </table:table-cell>
          <table:table-cell office:value-type="float" office:value="1.2437" calcext:value-type="float">
            <text:p>1.2437</text:p>
          </table:table-cell>
          <table:table-cell office:value-type="string" calcext:value-type="string">
            <text:p><text:s/>B</text:p>
          </table:table-cell>
          <table:table-cell office:value-type="float" office:value="45" calcext:value-type="float">
            <text:p>45</text:p>
          </table:table-cell>
          <table:table-cell office:value-type="float" office:value="-62.3127" calcext:value-type="float">
            <text:p>-62.3127</text:p>
          </table:table-cell>
          <table:table-cell office:value-type="float" office:value="1.1152" calcext:value-type="float">
            <text:p>1.1152</text:p>
          </table:table-cell>
          <table:table-cell office:value-type="float" office:value="1.2437" calcext:value-type="float">
            <text:p>1.2437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61.52" calcext:value-type="float">
            <text:p>-61.52</text:p>
          </table:table-cell>
          <table:table-cell office:value-type="float" office:value="-61.46" calcext:value-type="float">
            <text:p>-61.46</text:p>
          </table:table-cell>
          <table:table-cell office:value-type="float" office:value="-61.67" calcext:value-type="float">
            <text:p>-61.67</text:p>
          </table:table-cell>
          <table:table-cell office:value-type="float" office:value="-61.61" calcext:value-type="float">
            <text:p>-61.61</text:p>
          </table:table-cell>
          <table:table-cell office:value-type="float" office:value="-61.13" calcext:value-type="float">
            <text:p>-61.13</text:p>
          </table:table-cell>
          <table:table-cell office:value-type="float" office:value="-61.79" calcext:value-type="float">
            <text:p>-61.79</text:p>
          </table:table-cell>
          <table:table-cell office:value-type="float" office:value="-61.35" calcext:value-type="float">
            <text:p>-61.35</text:p>
          </table:table-cell>
          <table:table-cell office:value-type="float" office:value="-61.45" calcext:value-type="float">
            <text:p>-61.45</text:p>
          </table:table-cell>
          <table:table-cell office:value-type="float" office:value="-61.65" calcext:value-type="float">
            <text:p>-61.65</text:p>
          </table:table-cell>
          <table:table-cell office:value-type="float" office:value="-61.72" calcext:value-type="float">
            <text:p>-61.72</text:p>
          </table:table-cell>
          <table:table-cell table:number-columns-repeated="2" office:value-type="float" office:value="-61.47" calcext:value-type="float">
            <text:p>-61.47</text:p>
          </table:table-cell>
          <table:table-cell office:value-type="float" office:value="-61.66" calcext:value-type="float">
            <text:p>-61.66</text:p>
          </table:table-cell>
          <table:table-cell office:value-type="float" office:value="-61.08" calcext:value-type="float">
            <text:p>-61.08</text:p>
          </table:table-cell>
          <table:table-cell office:value-type="float" office:value="-61.62" calcext:value-type="float">
            <text:p>-61.62</text:p>
          </table:table-cell>
          <table:table-cell office:value-type="float" office:value="-61.38" calcext:value-type="float">
            <text:p>-61.38</text:p>
          </table:table-cell>
          <table:table-cell office:value-type="float" office:value="-61.44" calcext:value-type="float">
            <text:p>-61.44</text:p>
          </table:table-cell>
          <table:table-cell office:value-type="float" office:value="-61.12" calcext:value-type="float">
            <text:p>-61.12</text:p>
          </table:table-cell>
          <table:table-cell office:value-type="float" office:value="-61.47" calcext:value-type="float">
            <text:p>-61.47</text:p>
          </table:table-cell>
          <table:table-cell office:value-type="float" office:value="-60.38" calcext:value-type="float">
            <text:p>-60.38</text:p>
          </table:table-cell>
          <table:table-cell office:value-type="float" office:value="-61.67" calcext:value-type="float">
            <text:p>-61.67</text:p>
          </table:table-cell>
          <table:table-cell office:value-type="float" office:value="-62.47" calcext:value-type="float">
            <text:p>-62.47</text:p>
          </table:table-cell>
          <table:table-cell office:value-type="float" office:value="-62.25" calcext:value-type="float">
            <text:p>-62.25</text:p>
          </table:table-cell>
          <table:table-cell office:value-type="float" office:value="-61.56" calcext:value-type="float">
            <text:p>-61.56</text:p>
          </table:table-cell>
          <table:table-cell office:value-type="float" office:value="-61.61" calcext:value-type="float">
            <text:p>-61.61</text:p>
          </table:table-cell>
          <table:table-cell office:value-type="float" office:value="-61.39" calcext:value-type="float">
            <text:p>-61.39</text:p>
          </table:table-cell>
          <table:table-cell office:value-type="float" office:value="-61.66" calcext:value-type="float">
            <text:p>-61.66</text:p>
          </table:table-cell>
          <table:table-cell office:value-type="float" office:value="-61.47" calcext:value-type="float">
            <text:p>-61.47</text:p>
          </table:table-cell>
          <table:table-cell office:value-type="float" office:value="-61.64" calcext:value-type="float">
            <text:p>-61.64</text:p>
          </table:table-cell>
          <table:table-cell office:value-type="float" office:value="-61.35" calcext:value-type="float">
            <text:p>-61.35</text:p>
          </table:table-cell>
          <table:table-cell office:value-type="float" office:value="-61.517" calcext:value-type="float">
            <text:p>-61.517</text:p>
          </table:table-cell>
          <table:table-cell office:value-type="float" office:value="0.3472" calcext:value-type="float">
            <text:p>0.3472</text:p>
          </table:table-cell>
          <table:table-cell office:value-type="float" office:value="0.1205" calcext:value-type="float">
            <text:p>0.1205</text:p>
          </table:table-cell>
          <table:table-cell office:value-type="string" calcext:value-type="string">
            <text:p><text:s/>B</text:p>
          </table:table-cell>
          <table:table-cell office:value-type="float" office:value="50" calcext:value-type="float">
            <text:p>50</text:p>
          </table:table-cell>
          <table:table-cell office:value-type="float" office:value="-61.517" calcext:value-type="float">
            <text:p>-61.517</text:p>
          </table:table-cell>
          <table:table-cell office:value-type="float" office:value="0.3472" calcext:value-type="float">
            <text:p>0.3472</text:p>
          </table:table-cell>
          <table:table-cell office:value-type="float" office:value="0.1205" calcext:value-type="float">
            <text:p>0.1205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59.91" calcext:value-type="float">
            <text:p>-59.91</text:p>
          </table:table-cell>
          <table:table-cell office:value-type="float" office:value="-60.55" calcext:value-type="float">
            <text:p>-60.55</text:p>
          </table:table-cell>
          <table:table-cell office:value-type="float" office:value="-60.57" calcext:value-type="float">
            <text:p>-60.57</text:p>
          </table:table-cell>
          <table:table-cell office:value-type="float" office:value="-59.34" calcext:value-type="float">
            <text:p>-59.34</text:p>
          </table:table-cell>
          <table:table-cell office:value-type="float" office:value="-60.83" calcext:value-type="float">
            <text:p>-60.83</text:p>
          </table:table-cell>
          <table:table-cell office:value-type="float" office:value="-60.05" calcext:value-type="float">
            <text:p>-60.05</text:p>
          </table:table-cell>
          <table:table-cell office:value-type="float" office:value="-60.31" calcext:value-type="float">
            <text:p>-60.31</text:p>
          </table:table-cell>
          <table:table-cell office:value-type="float" office:value="-60.73" calcext:value-type="float">
            <text:p>-60.73</text:p>
          </table:table-cell>
          <table:table-cell office:value-type="float" office:value="-60.36" calcext:value-type="float">
            <text:p>-60.36</text:p>
          </table:table-cell>
          <table:table-cell office:value-type="float" office:value="-60.55" calcext:value-type="float">
            <text:p>-60.55</text:p>
          </table:table-cell>
          <table:table-cell office:value-type="float" office:value="-60.59" calcext:value-type="float">
            <text:p>-60.59</text:p>
          </table:table-cell>
          <table:table-cell office:value-type="float" office:value="-60.29" calcext:value-type="float">
            <text:p>-60.29</text:p>
          </table:table-cell>
          <table:table-cell office:value-type="float" office:value="-59.99" calcext:value-type="float">
            <text:p>-59.99</text:p>
          </table:table-cell>
          <table:table-cell office:value-type="float" office:value="-60.52" calcext:value-type="float">
            <text:p>-60.52</text:p>
          </table:table-cell>
          <table:table-cell office:value-type="float" office:value="-60.4" calcext:value-type="float">
            <text:p>-60.4</text:p>
          </table:table-cell>
          <table:table-cell office:value-type="float" office:value="-60.31" calcext:value-type="float">
            <text:p>-60.31</text:p>
          </table:table-cell>
          <table:table-cell office:value-type="float" office:value="-60.77" calcext:value-type="float">
            <text:p>-60.77</text:p>
          </table:table-cell>
          <table:table-cell office:value-type="float" office:value="-60.95" calcext:value-type="float">
            <text:p>-60.95</text:p>
          </table:table-cell>
          <table:table-cell office:value-type="float" office:value="-60.67" calcext:value-type="float">
            <text:p>-60.67</text:p>
          </table:table-cell>
          <table:table-cell office:value-type="float" office:value="-60.41" calcext:value-type="float">
            <text:p>-60.41</text:p>
          </table:table-cell>
          <table:table-cell office:value-type="float" office:value="-60.31" calcext:value-type="float">
            <text:p>-60.31</text:p>
          </table:table-cell>
          <table:table-cell office:value-type="float" office:value="-60.83" calcext:value-type="float">
            <text:p>-60.83</text:p>
          </table:table-cell>
          <table:table-cell office:value-type="float" office:value="-60.39" calcext:value-type="float">
            <text:p>-60.39</text:p>
          </table:table-cell>
          <table:table-cell office:value-type="float" office:value="-60.4" calcext:value-type="float">
            <text:p>-60.4</text:p>
          </table:table-cell>
          <table:table-cell office:value-type="float" office:value="-61.48" calcext:value-type="float">
            <text:p>-61.48</text:p>
          </table:table-cell>
          <table:table-cell office:value-type="float" office:value="-60.51" calcext:value-type="float">
            <text:p>-60.51</text:p>
          </table:table-cell>
          <table:table-cell office:value-type="float" office:value="-60.61" calcext:value-type="float">
            <text:p>-60.61</text:p>
          </table:table-cell>
          <table:table-cell office:value-type="float" office:value="-60.71" calcext:value-type="float">
            <text:p>-60.71</text:p>
          </table:table-cell>
          <table:table-cell office:value-type="float" office:value="-61.01" calcext:value-type="float">
            <text:p>-61.01</text:p>
          </table:table-cell>
          <table:table-cell office:value-type="float" office:value="-60.58" calcext:value-type="float">
            <text:p>-60.58</text:p>
          </table:table-cell>
          <table:table-cell office:value-type="float" office:value="-60.4977" calcext:value-type="float">
            <text:p>-60.4977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1415" calcext:value-type="float">
            <text:p>0.1415</text:p>
          </table:table-cell>
          <table:table-cell office:value-type="string" calcext:value-type="string">
            <text:p><text:s/>B</text:p>
          </table:table-cell>
          <table:table-cell office:value-type="float" office:value="55" calcext:value-type="float">
            <text:p>55</text:p>
          </table:table-cell>
          <table:table-cell office:value-type="float" office:value="-60.4977" calcext:value-type="float">
            <text:p>-60.4977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1415" calcext:value-type="float">
            <text:p>0.1415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58.71" calcext:value-type="float">
            <text:p>-58.71</text:p>
          </table:table-cell>
          <table:table-cell office:value-type="float" office:value="-58.45" calcext:value-type="float">
            <text:p>-58.45</text:p>
          </table:table-cell>
          <table:table-cell office:value-type="float" office:value="-58.19" calcext:value-type="float">
            <text:p>-58.19</text:p>
          </table:table-cell>
          <table:table-cell office:value-type="float" office:value="-58.41" calcext:value-type="float">
            <text:p>-58.41</text:p>
          </table:table-cell>
          <table:table-cell office:value-type="float" office:value="-58.48" calcext:value-type="float">
            <text:p>-58.48</text:p>
          </table:table-cell>
          <table:table-cell office:value-type="float" office:value="-58.74" calcext:value-type="float">
            <text:p>-58.74</text:p>
          </table:table-cell>
          <table:table-cell office:value-type="float" office:value="-58.49" calcext:value-type="float">
            <text:p>-58.49</text:p>
          </table:table-cell>
          <table:table-cell office:value-type="float" office:value="-57.86" calcext:value-type="float">
            <text:p>-57.86</text:p>
          </table:table-cell>
          <table:table-cell office:value-type="float" office:value="-58.29" calcext:value-type="float">
            <text:p>-58.29</text:p>
          </table:table-cell>
          <table:table-cell office:value-type="float" office:value="-58.62" calcext:value-type="float">
            <text:p>-58.62</text:p>
          </table:table-cell>
          <table:table-cell office:value-type="float" office:value="-58.59" calcext:value-type="float">
            <text:p>-58.59</text:p>
          </table:table-cell>
          <table:table-cell office:value-type="float" office:value="-58.88" calcext:value-type="float">
            <text:p>-58.88</text:p>
          </table:table-cell>
          <table:table-cell office:value-type="float" office:value="-58.43" calcext:value-type="float">
            <text:p>-58.43</text:p>
          </table:table-cell>
          <table:table-cell office:value-type="float" office:value="-58.5" calcext:value-type="float">
            <text:p>-58.5</text:p>
          </table:table-cell>
          <table:table-cell office:value-type="float" office:value="-58.73" calcext:value-type="float">
            <text:p>-58.73</text:p>
          </table:table-cell>
          <table:table-cell office:value-type="float" office:value="-58.44" calcext:value-type="float">
            <text:p>-58.44</text:p>
          </table:table-cell>
          <table:table-cell office:value-type="float" office:value="-58.55" calcext:value-type="float">
            <text:p>-58.55</text:p>
          </table:table-cell>
          <table:table-cell office:value-type="float" office:value="-58.6" calcext:value-type="float">
            <text:p>-58.6</text:p>
          </table:table-cell>
          <table:table-cell office:value-type="float" office:value="-58.93" calcext:value-type="float">
            <text:p>-58.93</text:p>
          </table:table-cell>
          <table:table-cell office:value-type="float" office:value="-58.5" calcext:value-type="float">
            <text:p>-58.5</text:p>
          </table:table-cell>
          <table:table-cell office:value-type="float" office:value="-58.66" calcext:value-type="float">
            <text:p>-58.66</text:p>
          </table:table-cell>
          <table:table-cell office:value-type="float" office:value="-58.46" calcext:value-type="float">
            <text:p>-58.46</text:p>
          </table:table-cell>
          <table:table-cell office:value-type="float" office:value="-58.72" calcext:value-type="float">
            <text:p>-58.72</text:p>
          </table:table-cell>
          <table:table-cell office:value-type="float" office:value="-58" calcext:value-type="float">
            <text:p>-58</text:p>
          </table:table-cell>
          <table:table-cell office:value-type="float" office:value="-58.42" calcext:value-type="float">
            <text:p>-58.42</text:p>
          </table:table-cell>
          <table:table-cell office:value-type="float" office:value="-58.47" calcext:value-type="float">
            <text:p>-58.47</text:p>
          </table:table-cell>
          <table:table-cell office:value-type="float" office:value="-58.56" calcext:value-type="float">
            <text:p>-58.56</text:p>
          </table:table-cell>
          <table:table-cell office:value-type="float" office:value="-58.19" calcext:value-type="float">
            <text:p>-58.19</text:p>
          </table:table-cell>
          <table:table-cell office:value-type="float" office:value="-58.51" calcext:value-type="float">
            <text:p>-58.51</text:p>
          </table:table-cell>
          <table:table-cell office:value-type="float" office:value="-58.72" calcext:value-type="float">
            <text:p>-58.72</text:p>
          </table:table-cell>
          <table:table-cell office:value-type="float" office:value="-58.5033" calcext:value-type="float">
            <text:p>-58.5033</text:p>
          </table:table-cell>
          <table:table-cell office:value-type="float" office:value="0.2287" calcext:value-type="float">
            <text:p>0.2287</text:p>
          </table:table-cell>
          <table:table-cell office:value-type="float" office:value="0.0523" calcext:value-type="float">
            <text:p>0.0523</text:p>
          </table:table-cell>
          <table:table-cell office:value-type="string" calcext:value-type="string">
            <text:p><text:s/>B</text:p>
          </table:table-cell>
          <table:table-cell office:value-type="float" office:value="60" calcext:value-type="float">
            <text:p>60</text:p>
          </table:table-cell>
          <table:table-cell office:value-type="float" office:value="-58.5033" calcext:value-type="float">
            <text:p>-58.5033</text:p>
          </table:table-cell>
          <table:table-cell office:value-type="float" office:value="0.2287" calcext:value-type="float">
            <text:p>0.2287</text:p>
          </table:table-cell>
          <table:table-cell office:value-type="float" office:value="0.0523" calcext:value-type="float">
            <text:p>0.0523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56.04" calcext:value-type="float">
            <text:p>-56.04</text:p>
          </table:table-cell>
          <table:table-cell office:value-type="float" office:value="-55.85" calcext:value-type="float">
            <text:p>-55.85</text:p>
          </table:table-cell>
          <table:table-cell office:value-type="float" office:value="-56.33" calcext:value-type="float">
            <text:p>-56.33</text:p>
          </table:table-cell>
          <table:table-cell office:value-type="float" office:value="-55.94" calcext:value-type="float">
            <text:p>-55.94</text:p>
          </table:table-cell>
          <table:table-cell office:value-type="float" office:value="-56.02" calcext:value-type="float">
            <text:p>-56.02</text:p>
          </table:table-cell>
          <table:table-cell office:value-type="float" office:value="-56.21" calcext:value-type="float">
            <text:p>-56.21</text:p>
          </table:table-cell>
          <table:table-cell office:value-type="float" office:value="-56.09" calcext:value-type="float">
            <text:p>-56.09</text:p>
          </table:table-cell>
          <table:table-cell office:value-type="float" office:value="-57.13" calcext:value-type="float">
            <text:p>-57.13</text:p>
          </table:table-cell>
          <table:table-cell office:value-type="float" office:value="-56.23" calcext:value-type="float">
            <text:p>-56.23</text:p>
          </table:table-cell>
          <table:table-cell office:value-type="float" office:value="-55.97" calcext:value-type="float">
            <text:p>-55.97</text:p>
          </table:table-cell>
          <table:table-cell office:value-type="float" office:value="-56.38" calcext:value-type="float">
            <text:p>-56.38</text:p>
          </table:table-cell>
          <table:table-cell office:value-type="float" office:value="-56.3" calcext:value-type="float">
            <text:p>-56.3</text:p>
          </table:table-cell>
          <table:table-cell office:value-type="float" office:value="-55.94" calcext:value-type="float">
            <text:p>-55.94</text:p>
          </table:table-cell>
          <table:table-cell office:value-type="float" office:value="-56.11" calcext:value-type="float">
            <text:p>-56.11</text:p>
          </table:table-cell>
          <table:table-cell office:value-type="float" office:value="-56.05" calcext:value-type="float">
            <text:p>-56.05</text:p>
          </table:table-cell>
          <table:table-cell office:value-type="float" office:value="-56.17" calcext:value-type="float">
            <text:p>-56.17</text:p>
          </table:table-cell>
          <table:table-cell office:value-type="float" office:value="-56.09" calcext:value-type="float">
            <text:p>-56.09</text:p>
          </table:table-cell>
          <table:table-cell office:value-type="float" office:value="-58.64" calcext:value-type="float">
            <text:p>-58.64</text:p>
          </table:table-cell>
          <table:table-cell office:value-type="float" office:value="-56.63" calcext:value-type="float">
            <text:p>-56.63</text:p>
          </table:table-cell>
          <table:table-cell office:value-type="float" office:value="-57.1" calcext:value-type="float">
            <text:p>-57.1</text:p>
          </table:table-cell>
          <table:table-cell office:value-type="float" office:value="-56.22" calcext:value-type="float">
            <text:p>-56.22</text:p>
          </table:table-cell>
          <table:table-cell office:value-type="float" office:value="-56.03" calcext:value-type="float">
            <text:p>-56.03</text:p>
          </table:table-cell>
          <table:table-cell office:value-type="float" office:value="-56.12" calcext:value-type="float">
            <text:p>-56.12</text:p>
          </table:table-cell>
          <table:table-cell office:value-type="float" office:value="-55.92" calcext:value-type="float">
            <text:p>-55.92</text:p>
          </table:table-cell>
          <table:table-cell office:value-type="float" office:value="-56.05" calcext:value-type="float">
            <text:p>-56.05</text:p>
          </table:table-cell>
          <table:table-cell office:value-type="float" office:value="-56.19" calcext:value-type="float">
            <text:p>-56.19</text:p>
          </table:table-cell>
          <table:table-cell office:value-type="float" office:value="-55.78" calcext:value-type="float">
            <text:p>-55.78</text:p>
          </table:table-cell>
          <table:table-cell office:value-type="float" office:value="-55.94" calcext:value-type="float">
            <text:p>-55.94</text:p>
          </table:table-cell>
          <table:table-cell office:value-type="float" office:value="-56.6" calcext:value-type="float">
            <text:p>-56.6</text:p>
          </table:table-cell>
          <table:table-cell office:value-type="float" office:value="-56.61" calcext:value-type="float">
            <text:p>-56.61</text:p>
          </table:table-cell>
          <table:table-cell office:value-type="float" office:value="-56.2893" calcext:value-type="float">
            <text:p>-56.2893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2922" calcext:value-type="float">
            <text:p>0.2922</text:p>
          </table:table-cell>
          <table:table-cell office:value-type="string" calcext:value-type="string">
            <text:p><text:s/>B</text:p>
          </table:table-cell>
          <table:table-cell office:value-type="float" office:value="65" calcext:value-type="float">
            <text:p>65</text:p>
          </table:table-cell>
          <table:table-cell office:value-type="float" office:value="-56.2893" calcext:value-type="float">
            <text:p>-56.2893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2922" calcext:value-type="float">
            <text:p>0.2922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49.4" calcext:value-type="float">
            <text:p>-49.4</text:p>
          </table:table-cell>
          <table:table-cell office:value-type="float" office:value="-49.7" calcext:value-type="float">
            <text:p>-49.7</text:p>
          </table:table-cell>
          <table:table-cell office:value-type="float" office:value="-49.34" calcext:value-type="float">
            <text:p>-49.34</text:p>
          </table:table-cell>
          <table:table-cell office:value-type="float" office:value="-49.81" calcext:value-type="float">
            <text:p>-49.81</text:p>
          </table:table-cell>
          <table:table-cell office:value-type="float" office:value="-49.61" calcext:value-type="float">
            <text:p>-49.61</text:p>
          </table:table-cell>
          <table:table-cell office:value-type="float" office:value="-49.71" calcext:value-type="float">
            <text:p>-49.71</text:p>
          </table:table-cell>
          <table:table-cell office:value-type="float" office:value="-50.32" calcext:value-type="float">
            <text:p>-50.32</text:p>
          </table:table-cell>
          <table:table-cell office:value-type="float" office:value="-49.92" calcext:value-type="float">
            <text:p>-49.92</text:p>
          </table:table-cell>
          <table:table-cell office:value-type="float" office:value="-49.75" calcext:value-type="float">
            <text:p>-49.75</text:p>
          </table:table-cell>
          <table:table-cell office:value-type="float" office:value="-49.32" calcext:value-type="float">
            <text:p>-49.32</text:p>
          </table:table-cell>
          <table:table-cell office:value-type="float" office:value="-49.67" calcext:value-type="float">
            <text:p>-49.67</text:p>
          </table:table-cell>
          <table:table-cell office:value-type="float" office:value="-49.4" calcext:value-type="float">
            <text:p>-49.4</text:p>
          </table:table-cell>
          <table:table-cell office:value-type="float" office:value="-49.79" calcext:value-type="float">
            <text:p>-49.79</text:p>
          </table:table-cell>
          <table:table-cell office:value-type="float" office:value="-49.48" calcext:value-type="float">
            <text:p>-49.48</text:p>
          </table:table-cell>
          <table:table-cell office:value-type="float" office:value="-49.62" calcext:value-type="float">
            <text:p>-49.62</text:p>
          </table:table-cell>
          <table:table-cell office:value-type="float" office:value="-49.56" calcext:value-type="float">
            <text:p>-49.56</text:p>
          </table:table-cell>
          <table:table-cell office:value-type="float" office:value="-49.86" calcext:value-type="float">
            <text:p>-49.86</text:p>
          </table:table-cell>
          <table:table-cell office:value-type="float" office:value="-50.87" calcext:value-type="float">
            <text:p>-50.87</text:p>
          </table:table-cell>
          <table:table-cell office:value-type="float" office:value="-49.74" calcext:value-type="float">
            <text:p>-49.74</text:p>
          </table:table-cell>
          <table:table-cell office:value-type="float" office:value="-49.6" calcext:value-type="float">
            <text:p>-49.6</text:p>
          </table:table-cell>
          <table:table-cell office:value-type="float" office:value="-49.48" calcext:value-type="float">
            <text:p>-49.48</text:p>
          </table:table-cell>
          <table:table-cell office:value-type="float" office:value="-49.8" calcext:value-type="float">
            <text:p>-49.8</text:p>
          </table:table-cell>
          <table:table-cell office:value-type="float" office:value="-49.49" calcext:value-type="float">
            <text:p>-49.49</text:p>
          </table:table-cell>
          <table:table-cell office:value-type="float" office:value="-49.83" calcext:value-type="float">
            <text:p>-49.83</text:p>
          </table:table-cell>
          <table:table-cell table:number-columns-repeated="2" office:value-type="float" office:value="-49.6" calcext:value-type="float">
            <text:p>-49.6</text:p>
          </table:table-cell>
          <table:table-cell office:value-type="float" office:value="-50.39" calcext:value-type="float">
            <text:p>-50.39</text:p>
          </table:table-cell>
          <table:table-cell office:value-type="float" office:value="-50.23" calcext:value-type="float">
            <text:p>-50.23</text:p>
          </table:table-cell>
          <table:table-cell office:value-type="float" office:value="-49.64" calcext:value-type="float">
            <text:p>-49.64</text:p>
          </table:table-cell>
          <table:table-cell office:value-type="float" office:value="-49.87" calcext:value-type="float">
            <text:p>-49.87</text:p>
          </table:table-cell>
          <table:table-cell office:value-type="float" office:value="-49.7467" calcext:value-type="float">
            <text:p>-49.7467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1088" calcext:value-type="float">
            <text:p>0.1088</text:p>
          </table:table-cell>
          <table:table-cell office:value-type="string" calcext:value-type="string">
            <text:p><text:s/>B</text:p>
          </table:table-cell>
          <table:table-cell office:value-type="float" office:value="70" calcext:value-type="float">
            <text:p>70</text:p>
          </table:table-cell>
          <table:table-cell office:value-type="float" office:value="-49.7467" calcext:value-type="float">
            <text:p>-49.7467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1088" calcext:value-type="float">
            <text:p>0.1088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44.72" calcext:value-type="float">
            <text:p>-44.72</text:p>
          </table:table-cell>
          <table:table-cell office:value-type="float" office:value="-44.53" calcext:value-type="float">
            <text:p>-44.53</text:p>
          </table:table-cell>
          <table:table-cell office:value-type="float" office:value="-44.83" calcext:value-type="float">
            <text:p>-44.83</text:p>
          </table:table-cell>
          <table:table-cell office:value-type="float" office:value="-44.62" calcext:value-type="float">
            <text:p>-44.62</text:p>
          </table:table-cell>
          <table:table-cell office:value-type="float" office:value="-44.57" calcext:value-type="float">
            <text:p>-44.57</text:p>
          </table:table-cell>
          <table:table-cell office:value-type="float" office:value="-45.56" calcext:value-type="float">
            <text:p>-45.56</text:p>
          </table:table-cell>
          <table:table-cell office:value-type="float" office:value="-44.61" calcext:value-type="float">
            <text:p>-44.61</text:p>
          </table:table-cell>
          <table:table-cell office:value-type="float" office:value="-44.64" calcext:value-type="float">
            <text:p>-44.64</text:p>
          </table:table-cell>
          <table:table-cell office:value-type="float" office:value="-44.59" calcext:value-type="float">
            <text:p>-44.59</text:p>
          </table:table-cell>
          <table:table-cell office:value-type="float" office:value="-44.97" calcext:value-type="float">
            <text:p>-44.97</text:p>
          </table:table-cell>
          <table:table-cell office:value-type="float" office:value="-44.47" calcext:value-type="float">
            <text:p>-44.47</text:p>
          </table:table-cell>
          <table:table-cell office:value-type="float" office:value="-44.73" calcext:value-type="float">
            <text:p>-44.73</text:p>
          </table:table-cell>
          <table:table-cell office:value-type="float" office:value="-44.83" calcext:value-type="float">
            <text:p>-44.83</text:p>
          </table:table-cell>
          <table:table-cell office:value-type="float" office:value="-44.62" calcext:value-type="float">
            <text:p>-44.62</text:p>
          </table:table-cell>
          <table:table-cell office:value-type="float" office:value="-44.61" calcext:value-type="float">
            <text:p>-44.61</text:p>
          </table:table-cell>
          <table:table-cell office:value-type="float" office:value="-44.51" calcext:value-type="float">
            <text:p>-44.51</text:p>
          </table:table-cell>
          <table:table-cell office:value-type="float" office:value="-45.13" calcext:value-type="float">
            <text:p>-45.13</text:p>
          </table:table-cell>
          <table:table-cell office:value-type="float" office:value="-44.52" calcext:value-type="float">
            <text:p>-44.52</text:p>
          </table:table-cell>
          <table:table-cell office:value-type="float" office:value="-44.62" calcext:value-type="float">
            <text:p>-44.62</text:p>
          </table:table-cell>
          <table:table-cell office:value-type="float" office:value="-44.54" calcext:value-type="float">
            <text:p>-44.54</text:p>
          </table:table-cell>
          <table:table-cell office:value-type="float" office:value="-44.62" calcext:value-type="float">
            <text:p>-44.62</text:p>
          </table:table-cell>
          <table:table-cell office:value-type="float" office:value="-44.52" calcext:value-type="float">
            <text:p>-44.52</text:p>
          </table:table-cell>
          <table:table-cell office:value-type="float" office:value="-44.57" calcext:value-type="float">
            <text:p>-44.57</text:p>
          </table:table-cell>
          <table:table-cell office:value-type="float" office:value="-45.22" calcext:value-type="float">
            <text:p>-45.22</text:p>
          </table:table-cell>
          <table:table-cell office:value-type="float" office:value="-44.71" calcext:value-type="float">
            <text:p>-44.71</text:p>
          </table:table-cell>
          <table:table-cell office:value-type="float" office:value="-44.49" calcext:value-type="float">
            <text:p>-44.49</text:p>
          </table:table-cell>
          <table:table-cell office:value-type="float" office:value="-44.64" calcext:value-type="float">
            <text:p>-44.64</text:p>
          </table:table-cell>
          <table:table-cell office:value-type="float" office:value="-44.55" calcext:value-type="float">
            <text:p>-44.55</text:p>
          </table:table-cell>
          <table:table-cell office:value-type="float" office:value="-44.89" calcext:value-type="float">
            <text:p>-44.89</text:p>
          </table:table-cell>
          <table:table-cell office:value-type="float" office:value="-44.41" calcext:value-type="float">
            <text:p>-44.41</text:p>
          </table:table-cell>
          <table:table-cell office:value-type="float" office:value="-44.6947" calcext:value-type="float">
            <text:p>-44.6947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0597" calcext:value-type="float">
            <text:p>0.0597</text:p>
          </table:table-cell>
          <table:table-cell office:value-type="string" calcext:value-type="string">
            <text:p><text:s/>B</text:p>
          </table:table-cell>
          <table:table-cell office:value-type="float" office:value="75" calcext:value-type="float">
            <text:p>75</text:p>
          </table:table-cell>
          <table:table-cell office:value-type="float" office:value="-44.6947" calcext:value-type="float">
            <text:p>-44.6947</text:p>
          </table:table-cell>
          <table:table-cell office:value-type="float" office:value="0.2444" calcext:value-type="float">
            <text:p>0.2444</text:p>
          </table:table-cell>
          <table:table-cell office:value-type="float" office:value="0.0597" calcext:value-type="float">
            <text:p>0.0597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3.16" calcext:value-type="float">
            <text:p>-43.16</text:p>
          </table:table-cell>
          <table:table-cell office:value-type="float" office:value="-43.55" calcext:value-type="float">
            <text:p>-43.55</text:p>
          </table:table-cell>
          <table:table-cell office:value-type="float" office:value="-43.22" calcext:value-type="float">
            <text:p>-43.22</text:p>
          </table:table-cell>
          <table:table-cell office:value-type="float" office:value="-43.42" calcext:value-type="float">
            <text:p>-43.42</text:p>
          </table:table-cell>
          <table:table-cell office:value-type="float" office:value="-43.56" calcext:value-type="float">
            <text:p>-43.56</text:p>
          </table:table-cell>
          <table:table-cell office:value-type="float" office:value="-43.46" calcext:value-type="float">
            <text:p>-43.46</text:p>
          </table:table-cell>
          <table:table-cell office:value-type="float" office:value="-43.55" calcext:value-type="float">
            <text:p>-43.55</text:p>
          </table:table-cell>
          <table:table-cell office:value-type="float" office:value="-43.5" calcext:value-type="float">
            <text:p>-43.5</text:p>
          </table:table-cell>
          <table:table-cell office:value-type="float" office:value="-43.45" calcext:value-type="float">
            <text:p>-43.45</text:p>
          </table:table-cell>
          <table:table-cell office:value-type="float" office:value="-43.7" calcext:value-type="float">
            <text:p>-43.7</text:p>
          </table:table-cell>
          <table:table-cell office:value-type="float" office:value="-44.38" calcext:value-type="float">
            <text:p>-44.38</text:p>
          </table:table-cell>
          <table:table-cell office:value-type="float" office:value="-43.6" calcext:value-type="float">
            <text:p>-43.6</text:p>
          </table:table-cell>
          <table:table-cell office:value-type="float" office:value="-43.47" calcext:value-type="float">
            <text:p>-43.47</text:p>
          </table:table-cell>
          <table:table-cell office:value-type="float" office:value="-43.15" calcext:value-type="float">
            <text:p>-43.15</text:p>
          </table:table-cell>
          <table:table-cell office:value-type="float" office:value="-43.52" calcext:value-type="float">
            <text:p>-43.52</text:p>
          </table:table-cell>
          <table:table-cell office:value-type="float" office:value="-43.35" calcext:value-type="float">
            <text:p>-43.35</text:p>
          </table:table-cell>
          <table:table-cell office:value-type="float" office:value="-43.4" calcext:value-type="float">
            <text:p>-43.4</text:p>
          </table:table-cell>
          <table:table-cell office:value-type="float" office:value="-43.57" calcext:value-type="float">
            <text:p>-43.57</text:p>
          </table:table-cell>
          <table:table-cell office:value-type="float" office:value="-43.68" calcext:value-type="float">
            <text:p>-43.68</text:p>
          </table:table-cell>
          <table:table-cell office:value-type="float" office:value="-44.15" calcext:value-type="float">
            <text:p>-44.15</text:p>
          </table:table-cell>
          <table:table-cell office:value-type="float" office:value="-43.54" calcext:value-type="float">
            <text:p>-43.54</text:p>
          </table:table-cell>
          <table:table-cell office:value-type="float" office:value="-43.44" calcext:value-type="float">
            <text:p>-43.44</text:p>
          </table:table-cell>
          <table:table-cell office:value-type="float" office:value="-43.58" calcext:value-type="float">
            <text:p>-43.58</text:p>
          </table:table-cell>
          <table:table-cell office:value-type="float" office:value="-43.32" calcext:value-type="float">
            <text:p>-43.32</text:p>
          </table:table-cell>
          <table:table-cell office:value-type="float" office:value="-43.61" calcext:value-type="float">
            <text:p>-43.61</text:p>
          </table:table-cell>
          <table:table-cell office:value-type="float" office:value="-43.35" calcext:value-type="float">
            <text:p>-43.35</text:p>
          </table:table-cell>
          <table:table-cell office:value-type="float" office:value="-43.45" calcext:value-type="float">
            <text:p>-43.45</text:p>
          </table:table-cell>
          <table:table-cell office:value-type="float" office:value="-43.52" calcext:value-type="float">
            <text:p>-43.52</text:p>
          </table:table-cell>
          <table:table-cell office:value-type="float" office:value="-44.21" calcext:value-type="float">
            <text:p>-44.21</text:p>
          </table:table-cell>
          <table:table-cell office:value-type="float" office:value="-43.74" calcext:value-type="float">
            <text:p>-43.74</text:p>
          </table:table-cell>
          <table:table-cell office:value-type="float" office:value="-43.5533" calcext:value-type="float">
            <text:p>-43.5533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0737" calcext:value-type="float">
            <text:p>0.0737</text:p>
          </table:table-cell>
          <table:table-cell office:value-type="string" calcext:value-type="string">
            <text:p><text:s/>B</text:p>
          </table:table-cell>
          <table:table-cell office:value-type="float" office:value="80" calcext:value-type="float">
            <text:p>80</text:p>
          </table:table-cell>
          <table:table-cell office:value-type="float" office:value="-43.5533" calcext:value-type="float">
            <text:p>-43.5533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0737" calcext:value-type="float">
            <text:p>0.0737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42.86" calcext:value-type="float">
            <text:p>-42.86</text:p>
          </table:table-cell>
          <table:table-cell office:value-type="float" office:value="-42.74" calcext:value-type="float">
            <text:p>-42.74</text:p>
          </table:table-cell>
          <table:table-cell office:value-type="float" office:value="-42.63" calcext:value-type="float">
            <text:p>-42.63</text:p>
          </table:table-cell>
          <table:table-cell office:value-type="float" office:value="-42.74" calcext:value-type="float">
            <text:p>-42.74</text:p>
          </table:table-cell>
          <table:table-cell office:value-type="float" office:value="-42.93" calcext:value-type="float">
            <text:p>-42.93</text:p>
          </table:table-cell>
          <table:table-cell office:value-type="float" office:value="-42.73" calcext:value-type="float">
            <text:p>-42.73</text:p>
          </table:table-cell>
          <table:table-cell office:value-type="float" office:value="-43.4" calcext:value-type="float">
            <text:p>-43.4</text:p>
          </table:table-cell>
          <table:table-cell office:value-type="float" office:value="-42.7" calcext:value-type="float">
            <text:p>-42.7</text:p>
          </table:table-cell>
          <table:table-cell office:value-type="float" office:value="-43.48" calcext:value-type="float">
            <text:p>-43.48</text:p>
          </table:table-cell>
          <table:table-cell office:value-type="float" office:value="-42.54" calcext:value-type="float">
            <text:p>-42.54</text:p>
          </table:table-cell>
          <table:table-cell office:value-type="float" office:value="-42.76" calcext:value-type="float">
            <text:p>-42.76</text:p>
          </table:table-cell>
          <table:table-cell office:value-type="float" office:value="-42.86" calcext:value-type="float">
            <text:p>-42.86</text:p>
          </table:table-cell>
          <table:table-cell office:value-type="float" office:value="-43.21" calcext:value-type="float">
            <text:p>-43.21</text:p>
          </table:table-cell>
          <table:table-cell office:value-type="float" office:value="-42.7" calcext:value-type="float">
            <text:p>-42.7</text:p>
          </table:table-cell>
          <table:table-cell office:value-type="float" office:value="-43.05" calcext:value-type="float">
            <text:p>-43.05</text:p>
          </table:table-cell>
          <table:table-cell office:value-type="float" office:value="-42.61" calcext:value-type="float">
            <text:p>-42.61</text:p>
          </table:table-cell>
          <table:table-cell office:value-type="float" office:value="-42.8" calcext:value-type="float">
            <text:p>-42.8</text:p>
          </table:table-cell>
          <table:table-cell office:value-type="float" office:value="-43.17" calcext:value-type="float">
            <text:p>-43.17</text:p>
          </table:table-cell>
          <table:table-cell office:value-type="float" office:value="-43.13" calcext:value-type="float">
            <text:p>-43.13</text:p>
          </table:table-cell>
          <table:table-cell office:value-type="float" office:value="-42.84" calcext:value-type="float">
            <text:p>-42.84</text:p>
          </table:table-cell>
          <table:table-cell office:value-type="float" office:value="-42.69" calcext:value-type="float">
            <text:p>-42.69</text:p>
          </table:table-cell>
          <table:table-cell office:value-type="float" office:value="-42.84" calcext:value-type="float">
            <text:p>-42.84</text:p>
          </table:table-cell>
          <table:table-cell office:value-type="float" office:value="-42.77" calcext:value-type="float">
            <text:p>-42.77</text:p>
          </table:table-cell>
          <table:table-cell office:value-type="float" office:value="-42.85" calcext:value-type="float">
            <text:p>-42.85</text:p>
          </table:table-cell>
          <table:table-cell office:value-type="float" office:value="-42.84" calcext:value-type="float">
            <text:p>-42.84</text:p>
          </table:table-cell>
          <table:table-cell office:value-type="float" office:value="-43.18" calcext:value-type="float">
            <text:p>-43.18</text:p>
          </table:table-cell>
          <table:table-cell office:value-type="float" office:value="-43.3" calcext:value-type="float">
            <text:p>-43.3</text:p>
          </table:table-cell>
          <table:table-cell office:value-type="float" office:value="-42.9" calcext:value-type="float">
            <text:p>-42.9</text:p>
          </table:table-cell>
          <table:table-cell office:value-type="float" office:value="-42.79" calcext:value-type="float">
            <text:p>-42.79</text:p>
          </table:table-cell>
          <table:table-cell office:value-type="float" office:value="-42.93" calcext:value-type="float">
            <text:p>-42.93</text:p>
          </table:table-cell>
          <table:table-cell office:value-type="float" office:value="-42.899" calcext:value-type="float">
            <text:p>-42.899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0546" calcext:value-type="float">
            <text:p>0.0546</text:p>
          </table:table-cell>
          <table:table-cell office:value-type="string" calcext:value-type="string">
            <text:p><text:s/>B</text:p>
          </table:table-cell>
          <table:table-cell office:value-type="float" office:value="85" calcext:value-type="float">
            <text:p>85</text:p>
          </table:table-cell>
          <table:table-cell office:value-type="float" office:value="-42.899" calcext:value-type="float">
            <text:p>-42.899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0546" calcext:value-type="float">
            <text:p>0.0546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-40.9" calcext:value-type="float">
            <text:p>-40.9</text:p>
          </table:table-cell>
          <table:table-cell office:value-type="float" office:value="-41.27" calcext:value-type="float">
            <text:p>-41.27</text:p>
          </table:table-cell>
          <table:table-cell office:value-type="float" office:value="-41.53" calcext:value-type="float">
            <text:p>-41.53</text:p>
          </table:table-cell>
          <table:table-cell office:value-type="float" office:value="-40.85" calcext:value-type="float">
            <text:p>-40.85</text:p>
          </table:table-cell>
          <table:table-cell office:value-type="float" office:value="-41.1" calcext:value-type="float">
            <text:p>-41.1</text:p>
          </table:table-cell>
          <table:table-cell office:value-type="float" office:value="-40.48" calcext:value-type="float">
            <text:p>-40.48</text:p>
          </table:table-cell>
          <table:table-cell office:value-type="float" office:value="-40.96" calcext:value-type="float">
            <text:p>-40.96</text:p>
          </table:table-cell>
          <table:table-cell office:value-type="float" office:value="-40.78" calcext:value-type="float">
            <text:p>-40.78</text:p>
          </table:table-cell>
          <table:table-cell office:value-type="float" office:value="-41.06" calcext:value-type="float">
            <text:p>-41.06</text:p>
          </table:table-cell>
          <table:table-cell office:value-type="float" office:value="-40.81" calcext:value-type="float">
            <text:p>-40.81</text:p>
          </table:table-cell>
          <table:table-cell office:value-type="float" office:value="-41.16" calcext:value-type="float">
            <text:p>-41.16</text:p>
          </table:table-cell>
          <table:table-cell office:value-type="float" office:value="-40.79" calcext:value-type="float">
            <text:p>-40.79</text:p>
          </table:table-cell>
          <table:table-cell office:value-type="float" office:value="-41.3" calcext:value-type="float">
            <text:p>-41.3</text:p>
          </table:table-cell>
          <table:table-cell office:value-type="float" office:value="-40.75" calcext:value-type="float">
            <text:p>-40.75</text:p>
          </table:table-cell>
          <table:table-cell office:value-type="float" office:value="-40.91" calcext:value-type="float">
            <text:p>-40.91</text:p>
          </table:table-cell>
          <table:table-cell office:value-type="float" office:value="-41.03" calcext:value-type="float">
            <text:p>-41.03</text:p>
          </table:table-cell>
          <table:table-cell office:value-type="float" office:value="-40.82" calcext:value-type="float">
            <text:p>-40.82</text:p>
          </table:table-cell>
          <table:table-cell office:value-type="float" office:value="-40.88" calcext:value-type="float">
            <text:p>-40.88</text:p>
          </table:table-cell>
          <table:table-cell office:value-type="float" office:value="-41.09" calcext:value-type="float">
            <text:p>-41.09</text:p>
          </table:table-cell>
          <table:table-cell office:value-type="float" office:value="-40.86" calcext:value-type="float">
            <text:p>-40.86</text:p>
          </table:table-cell>
          <table:table-cell office:value-type="float" office:value="-41.32" calcext:value-type="float">
            <text:p>-41.32</text:p>
          </table:table-cell>
          <table:table-cell office:value-type="float" office:value="-40.77" calcext:value-type="float">
            <text:p>-40.77</text:p>
          </table:table-cell>
          <table:table-cell office:value-type="float" office:value="-41" calcext:value-type="float">
            <text:p>-41</text:p>
          </table:table-cell>
          <table:table-cell office:value-type="float" office:value="-40.39" calcext:value-type="float">
            <text:p>-40.39</text:p>
          </table:table-cell>
          <table:table-cell office:value-type="float" office:value="-41" calcext:value-type="float">
            <text:p>-41</text:p>
          </table:table-cell>
          <table:table-cell office:value-type="float" office:value="-40.89" calcext:value-type="float">
            <text:p>-40.89</text:p>
          </table:table-cell>
          <table:table-cell office:value-type="float" office:value="-40.9" calcext:value-type="float">
            <text:p>-40.9</text:p>
          </table:table-cell>
          <table:table-cell office:value-type="float" office:value="-40.84" calcext:value-type="float">
            <text:p>-40.84</text:p>
          </table:table-cell>
          <table:table-cell office:value-type="float" office:value="-41.17" calcext:value-type="float">
            <text:p>-41.17</text:p>
          </table:table-cell>
          <table:table-cell office:value-type="float" office:value="-40.9503" calcext:value-type="float">
            <text:p>-40.9503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0534" calcext:value-type="float">
            <text:p>0.0534</text:p>
          </table:table-cell>
          <table:table-cell office:value-type="string" calcext:value-type="string">
            <text:p><text:s/>B</text:p>
          </table:table-cell>
          <table:table-cell office:value-type="float" office:value="90" calcext:value-type="float">
            <text:p>90</text:p>
          </table:table-cell>
          <table:table-cell office:value-type="float" office:value="-40.9503" calcext:value-type="float">
            <text:p>-40.9503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0534" calcext:value-type="float">
            <text:p>0.0534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38.11" calcext:value-type="float">
            <text:p>-38.11</text:p>
          </table:table-cell>
          <table:table-cell office:value-type="float" office:value="-38.51" calcext:value-type="float">
            <text:p>-38.51</text:p>
          </table:table-cell>
          <table:table-cell office:value-type="float" office:value="-38.26" calcext:value-type="float">
            <text:p>-38.26</text:p>
          </table:table-cell>
          <table:table-cell office:value-type="float" office:value="-38.41" calcext:value-type="float">
            <text:p>-38.41</text:p>
          </table:table-cell>
          <table:table-cell office:value-type="float" office:value="-38.31" calcext:value-type="float">
            <text:p>-38.31</text:p>
          </table:table-cell>
          <table:table-cell office:value-type="float" office:value="-38.39" calcext:value-type="float">
            <text:p>-38.39</text:p>
          </table:table-cell>
          <table:table-cell office:value-type="float" office:value="-38.44" calcext:value-type="float">
            <text:p>-38.44</text:p>
          </table:table-cell>
          <table:table-cell office:value-type="float" office:value="-38.7" calcext:value-type="float">
            <text:p>-38.7</text:p>
          </table:table-cell>
          <table:table-cell office:value-type="float" office:value="-39.23" calcext:value-type="float">
            <text:p>-39.23</text:p>
          </table:table-cell>
          <table:table-cell office:value-type="float" office:value="-38.38" calcext:value-type="float">
            <text:p>-38.38</text:p>
          </table:table-cell>
          <table:table-cell office:value-type="float" office:value="-37.87" calcext:value-type="float">
            <text:p>-37.87</text:p>
          </table:table-cell>
          <table:table-cell office:value-type="float" office:value="-38.52" calcext:value-type="float">
            <text:p>-38.52</text:p>
          </table:table-cell>
          <table:table-cell office:value-type="float" office:value="-38.31" calcext:value-type="float">
            <text:p>-38.31</text:p>
          </table:table-cell>
          <table:table-cell office:value-type="float" office:value="-39.42" calcext:value-type="float">
            <text:p>-39.42</text:p>
          </table:table-cell>
          <table:table-cell office:value-type="float" office:value="-38.38" calcext:value-type="float">
            <text:p>-38.38</text:p>
          </table:table-cell>
          <table:table-cell office:value-type="float" office:value="-38.13" calcext:value-type="float">
            <text:p>-38.13</text:p>
          </table:table-cell>
          <table:table-cell office:value-type="float" office:value="-38.48" calcext:value-type="float">
            <text:p>-38.48</text:p>
          </table:table-cell>
          <table:table-cell office:value-type="float" office:value="-38.43" calcext:value-type="float">
            <text:p>-38.43</text:p>
          </table:table-cell>
          <table:table-cell office:value-type="float" office:value="-38.95" calcext:value-type="float">
            <text:p>-38.95</text:p>
          </table:table-cell>
          <table:table-cell office:value-type="float" office:value="-38.57" calcext:value-type="float">
            <text:p>-38.57</text:p>
          </table:table-cell>
          <table:table-cell office:value-type="float" office:value="-38.23" calcext:value-type="float">
            <text:p>-38.23</text:p>
          </table:table-cell>
          <table:table-cell office:value-type="float" office:value="-38.38" calcext:value-type="float">
            <text:p>-38.38</text:p>
          </table:table-cell>
          <table:table-cell office:value-type="float" office:value="-38.28" calcext:value-type="float">
            <text:p>-38.28</text:p>
          </table:table-cell>
          <table:table-cell office:value-type="float" office:value="-38.38" calcext:value-type="float">
            <text:p>-38.38</text:p>
          </table:table-cell>
          <table:table-cell office:value-type="float" office:value="-38.33" calcext:value-type="float">
            <text:p>-38.33</text:p>
          </table:table-cell>
          <table:table-cell office:value-type="float" office:value="-38.54" calcext:value-type="float">
            <text:p>-38.54</text:p>
          </table:table-cell>
          <table:table-cell office:value-type="float" office:value="-37.96" calcext:value-type="float">
            <text:p>-37.96</text:p>
          </table:table-cell>
          <table:table-cell office:value-type="float" office:value="-38.37" calcext:value-type="float">
            <text:p>-38.37</text:p>
          </table:table-cell>
          <table:table-cell office:value-type="float" office:value="-38.63" calcext:value-type="float">
            <text:p>-38.63</text:p>
          </table:table-cell>
          <table:table-cell office:value-type="float" office:value="-37.81" calcext:value-type="float">
            <text:p>-37.81</text:p>
          </table:table-cell>
          <table:table-cell office:value-type="float" office:value="-38.4237" calcext:value-type="float">
            <text:p>-38.4237</text:p>
          </table:table-cell>
          <table:table-cell office:value-type="float" office:value="0.3321" calcext:value-type="float">
            <text:p>0.3321</text:p>
          </table:table-cell>
          <table:table-cell office:value-type="float" office:value="0.1103" calcext:value-type="float">
            <text:p>0.1103</text:p>
          </table:table-cell>
          <table:table-cell office:value-type="string" calcext:value-type="string">
            <text:p><text:s/>B</text:p>
          </table:table-cell>
          <table:table-cell office:value-type="float" office:value="95" calcext:value-type="float">
            <text:p>95</text:p>
          </table:table-cell>
          <table:table-cell office:value-type="float" office:value="-38.4237" calcext:value-type="float">
            <text:p>-38.4237</text:p>
          </table:table-cell>
          <table:table-cell office:value-type="float" office:value="0.3321" calcext:value-type="float">
            <text:p>0.3321</text:p>
          </table:table-cell>
          <table:table-cell office:value-type="float" office:value="0.1103" calcext:value-type="float">
            <text:p>0.1103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36.02" calcext:value-type="float">
            <text:p>-36.02</text:p>
          </table:table-cell>
          <table:table-cell office:value-type="float" office:value="-36.12" calcext:value-type="float">
            <text:p>-36.12</text:p>
          </table:table-cell>
          <table:table-cell office:value-type="float" office:value="-36.03" calcext:value-type="float">
            <text:p>-36.03</text:p>
          </table:table-cell>
          <table:table-cell office:value-type="float" office:value="-38.09" calcext:value-type="float">
            <text:p>-38.09</text:p>
          </table:table-cell>
          <table:table-cell office:value-type="float" office:value="-36.25" calcext:value-type="float">
            <text:p>-36.25</text:p>
          </table:table-cell>
          <table:table-cell office:value-type="float" office:value="-36.77" calcext:value-type="float">
            <text:p>-36.77</text:p>
          </table:table-cell>
          <table:table-cell office:value-type="float" office:value="-36.21" calcext:value-type="float">
            <text:p>-36.21</text:p>
          </table:table-cell>
          <table:table-cell office:value-type="float" office:value="-36.12" calcext:value-type="float">
            <text:p>-36.12</text:p>
          </table:table-cell>
          <table:table-cell office:value-type="float" office:value="-36.07" calcext:value-type="float">
            <text:p>-36.07</text:p>
          </table:table-cell>
          <table:table-cell office:value-type="float" office:value="-36.25" calcext:value-type="float">
            <text:p>-36.25</text:p>
          </table:table-cell>
          <table:table-cell office:value-type="float" office:value="-35.95" calcext:value-type="float">
            <text:p>-35.95</text:p>
          </table:table-cell>
          <table:table-cell office:value-type="float" office:value="-36.21" calcext:value-type="float">
            <text:p>-36.21</text:p>
          </table:table-cell>
          <table:table-cell office:value-type="float" office:value="-36" calcext:value-type="float">
            <text:p>-36</text:p>
          </table:table-cell>
          <table:table-cell office:value-type="float" office:value="-35.76" calcext:value-type="float">
            <text:p>-35.76</text:p>
          </table:table-cell>
          <table:table-cell office:value-type="float" office:value="-36.26" calcext:value-type="float">
            <text:p>-36.26</text:p>
          </table:table-cell>
          <table:table-cell office:value-type="float" office:value="-36.34" calcext:value-type="float">
            <text:p>-36.34</text:p>
          </table:table-cell>
          <table:table-cell office:value-type="float" office:value="-36.14" calcext:value-type="float">
            <text:p>-36.14</text:p>
          </table:table-cell>
          <table:table-cell office:value-type="float" office:value="-36.09" calcext:value-type="float">
            <text:p>-36.09</text:p>
          </table:table-cell>
          <table:table-cell office:value-type="float" office:value="-36.12" calcext:value-type="float">
            <text:p>-36.12</text:p>
          </table:table-cell>
          <table:table-cell office:value-type="float" office:value="-36.03" calcext:value-type="float">
            <text:p>-36.03</text:p>
          </table:table-cell>
          <table:table-cell office:value-type="float" office:value="-35.97" calcext:value-type="float">
            <text:p>-35.97</text:p>
          </table:table-cell>
          <table:table-cell office:value-type="float" office:value="-36.27" calcext:value-type="float">
            <text:p>-36.27</text:p>
          </table:table-cell>
          <table:table-cell office:value-type="float" office:value="-36.1" calcext:value-type="float">
            <text:p>-36.1</text:p>
          </table:table-cell>
          <table:table-cell office:value-type="float" office:value="-36.11" calcext:value-type="float">
            <text:p>-36.11</text:p>
          </table:table-cell>
          <table:table-cell office:value-type="float" office:value="-35.38" calcext:value-type="float">
            <text:p>-35.38</text:p>
          </table:table-cell>
          <table:table-cell office:value-type="float" office:value="-36.54" calcext:value-type="float">
            <text:p>-36.54</text:p>
          </table:table-cell>
          <table:table-cell office:value-type="float" office:value="-36.09" calcext:value-type="float">
            <text:p>-36.09</text:p>
          </table:table-cell>
          <table:table-cell office:value-type="float" office:value="-35.89" calcext:value-type="float">
            <text:p>-35.89</text:p>
          </table:table-cell>
          <table:table-cell office:value-type="float" office:value="-35.98" calcext:value-type="float">
            <text:p>-35.98</text:p>
          </table:table-cell>
          <table:table-cell office:value-type="float" office:value="-35.94" calcext:value-type="float">
            <text:p>-35.94</text:p>
          </table:table-cell>
          <table:table-cell office:value-type="float" office:value="-36.17" calcext:value-type="float">
            <text:p>-36.17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1808" calcext:value-type="float">
            <text:p>0.1808</text:p>
          </table:table-cell>
          <table:table-cell office:value-type="string" calcext:value-type="string">
            <text:p><text:s/>B</text:p>
          </table:table-cell>
          <table:table-cell office:value-type="float" office:value="100" calcext:value-type="float">
            <text:p>100</text:p>
          </table:table-cell>
          <table:table-cell office:value-type="float" office:value="-36.17" calcext:value-type="float">
            <text:p>-36.17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1808" calcext:value-type="float">
            <text:p>0.1808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34.47" calcext:value-type="float">
            <text:p>-34.47</text:p>
          </table:table-cell>
          <table:table-cell office:value-type="float" office:value="-34.37" calcext:value-type="float">
            <text:p>-34.37</text:p>
          </table:table-cell>
          <table:table-cell office:value-type="float" office:value="-34.78" calcext:value-type="float">
            <text:p>-34.78</text:p>
          </table:table-cell>
          <table:table-cell office:value-type="float" office:value="-34.68" calcext:value-type="float">
            <text:p>-34.68</text:p>
          </table:table-cell>
          <table:table-cell office:value-type="float" office:value="-34.51" calcext:value-type="float">
            <text:p>-34.51</text:p>
          </table:table-cell>
          <table:table-cell office:value-type="float" office:value="-34.48" calcext:value-type="float">
            <text:p>-34.48</text:p>
          </table:table-cell>
          <table:table-cell office:value-type="float" office:value="-34.15" calcext:value-type="float">
            <text:p>-34.15</text:p>
          </table:table-cell>
          <table:table-cell office:value-type="float" office:value="-34.43" calcext:value-type="float">
            <text:p>-34.43</text:p>
          </table:table-cell>
          <table:table-cell office:value-type="float" office:value="-34.56" calcext:value-type="float">
            <text:p>-34.56</text:p>
          </table:table-cell>
          <table:table-cell office:value-type="float" office:value="-34.49" calcext:value-type="float">
            <text:p>-34.49</text:p>
          </table:table-cell>
          <table:table-cell office:value-type="float" office:value="-34.39" calcext:value-type="float">
            <text:p>-34.39</text:p>
          </table:table-cell>
          <table:table-cell office:value-type="float" office:value="-34.79" calcext:value-type="float">
            <text:p>-34.79</text:p>
          </table:table-cell>
          <table:table-cell office:value-type="float" office:value="-34.39" calcext:value-type="float">
            <text:p>-34.39</text:p>
          </table:table-cell>
          <table:table-cell office:value-type="float" office:value="-34.59" calcext:value-type="float">
            <text:p>-34.59</text:p>
          </table:table-cell>
          <table:table-cell office:value-type="float" office:value="-34.5" calcext:value-type="float">
            <text:p>-34.5</text:p>
          </table:table-cell>
          <table:table-cell office:value-type="float" office:value="-34.47" calcext:value-type="float">
            <text:p>-34.47</text:p>
          </table:table-cell>
          <table:table-cell office:value-type="float" office:value="-34.17" calcext:value-type="float">
            <text:p>-34.17</text:p>
          </table:table-cell>
          <table:table-cell office:value-type="float" office:value="-34.45" calcext:value-type="float">
            <text:p>-34.45</text:p>
          </table:table-cell>
          <table:table-cell office:value-type="float" office:value="-34.57" calcext:value-type="float">
            <text:p>-34.57</text:p>
          </table:table-cell>
          <table:table-cell office:value-type="float" office:value="-34.6" calcext:value-type="float">
            <text:p>-34.6</text:p>
          </table:table-cell>
          <table:table-cell office:value-type="float" office:value="-35.26" calcext:value-type="float">
            <text:p>-35.26</text:p>
          </table:table-cell>
          <table:table-cell office:value-type="float" office:value="-34.61" calcext:value-type="float">
            <text:p>-34.61</text:p>
          </table:table-cell>
          <table:table-cell office:value-type="float" office:value="-34.69" calcext:value-type="float">
            <text:p>-34.69</text:p>
          </table:table-cell>
          <table:table-cell office:value-type="float" office:value="-34.39" calcext:value-type="float">
            <text:p>-34.39</text:p>
          </table:table-cell>
          <table:table-cell office:value-type="float" office:value="-34.58" calcext:value-type="float">
            <text:p>-34.58</text:p>
          </table:table-cell>
          <table:table-cell office:value-type="float" office:value="-34.43" calcext:value-type="float">
            <text:p>-34.43</text:p>
          </table:table-cell>
          <table:table-cell office:value-type="float" office:value="-34.56" calcext:value-type="float">
            <text:p>-34.56</text:p>
          </table:table-cell>
          <table:table-cell office:value-type="float" office:value="-34.7" calcext:value-type="float">
            <text:p>-34.7</text:p>
          </table:table-cell>
          <table:table-cell office:value-type="float" office:value="-35.04" calcext:value-type="float">
            <text:p>-35.04</text:p>
          </table:table-cell>
          <table:table-cell office:value-type="float" office:value="-34.44" calcext:value-type="float">
            <text:p>-34.44</text:p>
          </table:table-cell>
          <table:table-cell office:value-type="float" office:value="-34.5513" calcext:value-type="float">
            <text:p>-34.5513</text:p>
          </table:table-cell>
          <table:table-cell office:value-type="float" office:value="0.217" calcext:value-type="float">
            <text:p>0.217</text:p>
          </table:table-cell>
          <table:table-cell office:value-type="float" office:value="0.0471" calcext:value-type="float">
            <text:p>0.0471</text:p>
          </table:table-cell>
          <table:table-cell office:value-type="string" calcext:value-type="string">
            <text:p><text:s/>B</text:p>
          </table:table-cell>
          <table:table-cell office:value-type="float" office:value="105" calcext:value-type="float">
            <text:p>105</text:p>
          </table:table-cell>
          <table:table-cell office:value-type="float" office:value="-34.5513" calcext:value-type="float">
            <text:p>-34.5513</text:p>
          </table:table-cell>
          <table:table-cell office:value-type="float" office:value="0.217" calcext:value-type="float">
            <text:p>0.217</text:p>
          </table:table-cell>
          <table:table-cell office:value-type="float" office:value="0.0471" calcext:value-type="float">
            <text:p>0.0471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33.33" calcext:value-type="float">
            <text:p>-33.33</text:p>
          </table:table-cell>
          <table:table-cell office:value-type="float" office:value="-33.3" calcext:value-type="float">
            <text:p>-33.3</text:p>
          </table:table-cell>
          <table:table-cell office:value-type="float" office:value="-33.78" calcext:value-type="float">
            <text:p>-33.78</text:p>
          </table:table-cell>
          <table:table-cell office:value-type="float" office:value="-33.51" calcext:value-type="float">
            <text:p>-33.51</text:p>
          </table:table-cell>
          <table:table-cell office:value-type="float" office:value="-33.17" calcext:value-type="float">
            <text:p>-33.17</text:p>
          </table:table-cell>
          <table:table-cell office:value-type="float" office:value="-33.56" calcext:value-type="float">
            <text:p>-33.56</text:p>
          </table:table-cell>
          <table:table-cell office:value-type="float" office:value="-33.2" calcext:value-type="float">
            <text:p>-33.2</text:p>
          </table:table-cell>
          <table:table-cell office:value-type="float" office:value="-33.33" calcext:value-type="float">
            <text:p>-33.33</text:p>
          </table:table-cell>
          <table:table-cell office:value-type="float" office:value="-32.87" calcext:value-type="float">
            <text:p>-32.87</text:p>
          </table:table-cell>
          <table:table-cell office:value-type="float" office:value="-33.54" calcext:value-type="float">
            <text:p>-33.54</text:p>
          </table:table-cell>
          <table:table-cell office:value-type="float" office:value="-33.33" calcext:value-type="float">
            <text:p>-33.33</text:p>
          </table:table-cell>
          <table:table-cell office:value-type="float" office:value="-33.78" calcext:value-type="float">
            <text:p>-33.78</text:p>
          </table:table-cell>
          <table:table-cell office:value-type="float" office:value="-33.65" calcext:value-type="float">
            <text:p>-33.65</text:p>
          </table:table-cell>
          <table:table-cell office:value-type="float" office:value="-33.34" calcext:value-type="float">
            <text:p>-33.34</text:p>
          </table:table-cell>
          <table:table-cell office:value-type="float" office:value="-32.91" calcext:value-type="float">
            <text:p>-32.91</text:p>
          </table:table-cell>
          <table:table-cell office:value-type="float" office:value="-33.37" calcext:value-type="float">
            <text:p>-33.37</text:p>
          </table:table-cell>
          <table:table-cell office:value-type="float" office:value="-33.16" calcext:value-type="float">
            <text:p>-33.16</text:p>
          </table:table-cell>
          <table:table-cell office:value-type="float" office:value="-33.52" calcext:value-type="float">
            <text:p>-33.52</text:p>
          </table:table-cell>
          <table:table-cell office:value-type="float" office:value="-33.24" calcext:value-type="float">
            <text:p>-33.24</text:p>
          </table:table-cell>
          <table:table-cell office:value-type="float" office:value="-33.52" calcext:value-type="float">
            <text:p>-33.52</text:p>
          </table:table-cell>
          <table:table-cell office:value-type="float" office:value="-33.22" calcext:value-type="float">
            <text:p>-33.22</text:p>
          </table:table-cell>
          <table:table-cell office:value-type="float" office:value="-33.43" calcext:value-type="float">
            <text:p>-33.43</text:p>
          </table:table-cell>
          <table:table-cell office:value-type="float" office:value="-33.89" calcext:value-type="float">
            <text:p>-33.89</text:p>
          </table:table-cell>
          <table:table-cell office:value-type="float" office:value="-33.4" calcext:value-type="float">
            <text:p>-33.4</text:p>
          </table:table-cell>
          <table:table-cell office:value-type="float" office:value="-33.27" calcext:value-type="float">
            <text:p>-33.27</text:p>
          </table:table-cell>
          <table:table-cell office:value-type="float" office:value="-33.44" calcext:value-type="float">
            <text:p>-33.44</text:p>
          </table:table-cell>
          <table:table-cell office:value-type="float" office:value="-33.33" calcext:value-type="float">
            <text:p>-33.33</text:p>
          </table:table-cell>
          <table:table-cell office:value-type="float" office:value="-33.25" calcext:value-type="float">
            <text:p>-33.25</text:p>
          </table:table-cell>
          <table:table-cell office:value-type="float" office:value="-33.52" calcext:value-type="float">
            <text:p>-33.52</text:p>
          </table:table-cell>
          <table:table-cell office:value-type="float" office:value="-33.34" calcext:value-type="float">
            <text:p>-33.34</text:p>
          </table:table-cell>
          <table:table-cell office:value-type="float" office:value="-33.3833" calcext:value-type="float">
            <text:p>-33.3833</text:p>
          </table:table-cell>
          <table:table-cell office:value-type="float" office:value="0.2231" calcext:value-type="float">
            <text:p>0.2231</text:p>
          </table:table-cell>
          <table:table-cell office:value-type="float" office:value="0.0498" calcext:value-type="float">
            <text:p>0.0498</text:p>
          </table:table-cell>
          <table:table-cell office:value-type="string" calcext:value-type="string">
            <text:p><text:s/>B</text:p>
          </table:table-cell>
          <table:table-cell office:value-type="float" office:value="110" calcext:value-type="float">
            <text:p>110</text:p>
          </table:table-cell>
          <table:table-cell office:value-type="float" office:value="-33.3833" calcext:value-type="float">
            <text:p>-33.3833</text:p>
          </table:table-cell>
          <table:table-cell office:value-type="float" office:value="0.2231" calcext:value-type="float">
            <text:p>0.2231</text:p>
          </table:table-cell>
          <table:table-cell office:value-type="float" office:value="0.0498" calcext:value-type="float">
            <text:p>0.0498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31.77" calcext:value-type="float">
            <text:p>-31.77</text:p>
          </table:table-cell>
          <table:table-cell office:value-type="float" office:value="-32.22" calcext:value-type="float">
            <text:p>-32.22</text:p>
          </table:table-cell>
          <table:table-cell office:value-type="float" office:value="-32.51" calcext:value-type="float">
            <text:p>-32.51</text:p>
          </table:table-cell>
          <table:table-cell office:value-type="float" office:value="-31.8" calcext:value-type="float">
            <text:p>-31.8</text:p>
          </table:table-cell>
          <table:table-cell office:value-type="float" office:value="-32.31" calcext:value-type="float">
            <text:p>-32.31</text:p>
          </table:table-cell>
          <table:table-cell office:value-type="float" office:value="-32.08" calcext:value-type="float">
            <text:p>-32.08</text:p>
          </table:table-cell>
          <table:table-cell office:value-type="float" office:value="-32.21" calcext:value-type="float">
            <text:p>-32.21</text:p>
          </table:table-cell>
          <table:table-cell office:value-type="float" office:value="-32.01" calcext:value-type="float">
            <text:p>-32.01</text:p>
          </table:table-cell>
          <table:table-cell office:value-type="float" office:value="-32.25" calcext:value-type="float">
            <text:p>-32.25</text:p>
          </table:table-cell>
          <table:table-cell office:value-type="float" office:value="-32.04" calcext:value-type="float">
            <text:p>-32.04</text:p>
          </table:table-cell>
          <table:table-cell office:value-type="float" office:value="-32.41" calcext:value-type="float">
            <text:p>-32.41</text:p>
          </table:table-cell>
          <table:table-cell office:value-type="float" office:value="-33.01" calcext:value-type="float">
            <text:p>-33.01</text:p>
          </table:table-cell>
          <table:table-cell office:value-type="float" office:value="-32.27" calcext:value-type="float">
            <text:p>-32.27</text:p>
          </table:table-cell>
          <table:table-cell office:value-type="float" office:value="-32.07" calcext:value-type="float">
            <text:p>-32.07</text:p>
          </table:table-cell>
          <table:table-cell office:value-type="float" office:value="-32.59" calcext:value-type="float">
            <text:p>-32.59</text:p>
          </table:table-cell>
          <table:table-cell office:value-type="float" office:value="-32.1" calcext:value-type="float">
            <text:p>-32.1</text:p>
          </table:table-cell>
          <table:table-cell office:value-type="float" office:value="-32.2" calcext:value-type="float">
            <text:p>-32.2</text:p>
          </table:table-cell>
          <table:table-cell office:value-type="float" office:value="-32.11" calcext:value-type="float">
            <text:p>-32.11</text:p>
          </table:table-cell>
          <table:table-cell office:value-type="float" office:value="-32.22" calcext:value-type="float">
            <text:p>-32.22</text:p>
          </table:table-cell>
          <table:table-cell office:value-type="float" office:value="-32.21" calcext:value-type="float">
            <text:p>-32.21</text:p>
          </table:table-cell>
          <table:table-cell office:value-type="float" office:value="-32.54" calcext:value-type="float">
            <text:p>-32.54</text:p>
          </table:table-cell>
          <table:table-cell office:value-type="float" office:value="-32.2" calcext:value-type="float">
            <text:p>-32.2</text:p>
          </table:table-cell>
          <table:table-cell office:value-type="float" office:value="-32.4" calcext:value-type="float">
            <text:p>-32.4</text:p>
          </table:table-cell>
          <table:table-cell office:value-type="float" office:value="-32.09" calcext:value-type="float">
            <text:p>-32.09</text:p>
          </table:table-cell>
          <table:table-cell office:value-type="float" office:value="-32.18" calcext:value-type="float">
            <text:p>-32.18</text:p>
          </table:table-cell>
          <table:table-cell office:value-type="float" office:value="-32.3" calcext:value-type="float">
            <text:p>-32.3</text:p>
          </table:table-cell>
          <table:table-cell office:value-type="float" office:value="-32.09" calcext:value-type="float">
            <text:p>-32.09</text:p>
          </table:table-cell>
          <table:table-cell office:value-type="float" office:value="-32.35" calcext:value-type="float">
            <text:p>-32.35</text:p>
          </table:table-cell>
          <table:table-cell office:value-type="float" office:value="-31.96" calcext:value-type="float">
            <text:p>-31.96</text:p>
          </table:table-cell>
          <table:table-cell office:value-type="float" office:value="-32.57" calcext:value-type="float">
            <text:p>-32.57</text:p>
          </table:table-cell>
          <table:table-cell office:value-type="float" office:value="-32.2357" calcext:value-type="float">
            <text:p>-32.2357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0598" calcext:value-type="float">
            <text:p>0.0598</text:p>
          </table:table-cell>
          <table:table-cell office:value-type="string" calcext:value-type="string">
            <text:p><text:s/>B</text:p>
          </table:table-cell>
          <table:table-cell office:value-type="float" office:value="115" calcext:value-type="float">
            <text:p>115</text:p>
          </table:table-cell>
          <table:table-cell office:value-type="float" office:value="-32.2357" calcext:value-type="float">
            <text:p>-32.2357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0598" calcext:value-type="float">
            <text:p>0.0598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31.72" calcext:value-type="float">
            <text:p>-31.72</text:p>
          </table:table-cell>
          <table:table-cell office:value-type="float" office:value="-31.4" calcext:value-type="float">
            <text:p>-31.4</text:p>
          </table:table-cell>
          <table:table-cell office:value-type="float" office:value="-31.52" calcext:value-type="float">
            <text:p>-31.52</text:p>
          </table:table-cell>
          <table:table-cell office:value-type="float" office:value="-31.4" calcext:value-type="float">
            <text:p>-31.4</text:p>
          </table:table-cell>
          <table:table-cell office:value-type="float" office:value="-31.45" calcext:value-type="float">
            <text:p>-31.45</text:p>
          </table:table-cell>
          <table:table-cell office:value-type="float" office:value="-31.52" calcext:value-type="float">
            <text:p>-31.52</text:p>
          </table:table-cell>
          <table:table-cell office:value-type="float" office:value="-31.46" calcext:value-type="float">
            <text:p>-31.46</text:p>
          </table:table-cell>
          <table:table-cell office:value-type="float" office:value="-31.35" calcext:value-type="float">
            <text:p>-31.35</text:p>
          </table:table-cell>
          <table:table-cell office:value-type="float" office:value="-31.55" calcext:value-type="float">
            <text:p>-31.55</text:p>
          </table:table-cell>
          <table:table-cell office:value-type="float" office:value="-31.51" calcext:value-type="float">
            <text:p>-31.51</text:p>
          </table:table-cell>
          <table:table-cell office:value-type="float" office:value="-32.23" calcext:value-type="float">
            <text:p>-32.23</text:p>
          </table:table-cell>
          <table:table-cell office:value-type="float" office:value="-31.41" calcext:value-type="float">
            <text:p>-31.41</text:p>
          </table:table-cell>
          <table:table-cell office:value-type="float" office:value="-31.69" calcext:value-type="float">
            <text:p>-31.69</text:p>
          </table:table-cell>
          <table:table-cell office:value-type="float" office:value="-31.49" calcext:value-type="float">
            <text:p>-31.49</text:p>
          </table:table-cell>
          <table:table-cell office:value-type="float" office:value="-31.45" calcext:value-type="float">
            <text:p>-31.45</text:p>
          </table:table-cell>
          <table:table-cell office:value-type="float" office:value="-31.36" calcext:value-type="float">
            <text:p>-31.36</text:p>
          </table:table-cell>
          <table:table-cell office:value-type="float" office:value="-31.62" calcext:value-type="float">
            <text:p>-31.62</text:p>
          </table:table-cell>
          <table:table-cell office:value-type="float" office:value="-31.36" calcext:value-type="float">
            <text:p>-31.36</text:p>
          </table:table-cell>
          <table:table-cell office:value-type="float" office:value="-31.4" calcext:value-type="float">
            <text:p>-31.4</text:p>
          </table:table-cell>
          <table:table-cell office:value-type="float" office:value="-31.8" calcext:value-type="float">
            <text:p>-31.8</text:p>
          </table:table-cell>
          <table:table-cell office:value-type="float" office:value="-30.94" calcext:value-type="float">
            <text:p>-30.94</text:p>
          </table:table-cell>
          <table:table-cell office:value-type="float" office:value="-31.44" calcext:value-type="float">
            <text:p>-31.44</text:p>
          </table:table-cell>
          <table:table-cell office:value-type="float" office:value="-31.34" calcext:value-type="float">
            <text:p>-31.34</text:p>
          </table:table-cell>
          <table:table-cell table:number-columns-repeated="2" office:value-type="float" office:value="-31.49" calcext:value-type="float">
            <text:p>-31.49</text:p>
          </table:table-cell>
          <table:table-cell office:value-type="float" office:value="-31.28" calcext:value-type="float">
            <text:p>-31.28</text:p>
          </table:table-cell>
          <table:table-cell office:value-type="float" office:value="-31.64" calcext:value-type="float">
            <text:p>-31.64</text:p>
          </table:table-cell>
          <table:table-cell office:value-type="float" office:value="-31.42" calcext:value-type="float">
            <text:p>-31.42</text:p>
          </table:table-cell>
          <table:table-cell office:value-type="float" office:value="-31.31" calcext:value-type="float">
            <text:p>-31.31</text:p>
          </table:table-cell>
          <table:table-cell office:value-type="float" office:value="-32.17" calcext:value-type="float">
            <text:p>-32.17</text:p>
          </table:table-cell>
          <table:table-cell office:value-type="float" office:value="-31.507" calcext:value-type="float">
            <text:p>-31.507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0578" calcext:value-type="float">
            <text:p>0.0578</text:p>
          </table:table-cell>
          <table:table-cell office:value-type="string" calcext:value-type="string">
            <text:p><text:s/>B</text:p>
          </table:table-cell>
          <table:table-cell office:value-type="float" office:value="120" calcext:value-type="float">
            <text:p>120</text:p>
          </table:table-cell>
          <table:table-cell office:value-type="float" office:value="-31.507" calcext:value-type="float">
            <text:p>-31.507</text:p>
          </table:table-cell>
          <table:table-cell office:value-type="float" office:value="0.2403" calcext:value-type="float">
            <text:p>0.2403</text:p>
          </table:table-cell>
          <table:table-cell office:value-type="float" office:value="0.0578" calcext:value-type="float">
            <text:p>0.0578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30.52" calcext:value-type="float">
            <text:p>-30.52</text:p>
          </table:table-cell>
          <table:table-cell office:value-type="float" office:value="-30.64" calcext:value-type="float">
            <text:p>-30.64</text:p>
          </table:table-cell>
          <table:table-cell office:value-type="float" office:value="-30.45" calcext:value-type="float">
            <text:p>-30.45</text:p>
          </table:table-cell>
          <table:table-cell office:value-type="float" office:value="-30.5" calcext:value-type="float">
            <text:p>-30.5</text:p>
          </table:table-cell>
          <table:table-cell office:value-type="float" office:value="-31.01" calcext:value-type="float">
            <text:p>-31.01</text:p>
          </table:table-cell>
          <table:table-cell office:value-type="float" office:value="-30.91" calcext:value-type="float">
            <text:p>-30.91</text:p>
          </table:table-cell>
          <table:table-cell office:value-type="float" office:value="-30.39" calcext:value-type="float">
            <text:p>-30.39</text:p>
          </table:table-cell>
          <table:table-cell office:value-type="float" office:value="-30.55" calcext:value-type="float">
            <text:p>-30.55</text:p>
          </table:table-cell>
          <table:table-cell office:value-type="float" office:value="-30.74" calcext:value-type="float">
            <text:p>-30.74</text:p>
          </table:table-cell>
          <table:table-cell office:value-type="float" office:value="-30.58" calcext:value-type="float">
            <text:p>-30.58</text:p>
          </table:table-cell>
          <table:table-cell office:value-type="float" office:value="-30.41" calcext:value-type="float">
            <text:p>-30.41</text:p>
          </table:table-cell>
          <table:table-cell office:value-type="float" office:value="-30.74" calcext:value-type="float">
            <text:p>-30.74</text:p>
          </table:table-cell>
          <table:table-cell office:value-type="float" office:value="-30.46" calcext:value-type="float">
            <text:p>-30.46</text:p>
          </table:table-cell>
          <table:table-cell office:value-type="float" office:value="-30.82" calcext:value-type="float">
            <text:p>-30.82</text:p>
          </table:table-cell>
          <table:table-cell office:value-type="float" office:value="-30.16" calcext:value-type="float">
            <text:p>-30.16</text:p>
          </table:table-cell>
          <table:table-cell office:value-type="float" office:value="-30.63" calcext:value-type="float">
            <text:p>-30.63</text:p>
          </table:table-cell>
          <table:table-cell office:value-type="float" office:value="-30.22" calcext:value-type="float">
            <text:p>-30.22</text:p>
          </table:table-cell>
          <table:table-cell office:value-type="float" office:value="-30.48" calcext:value-type="float">
            <text:p>-30.48</text:p>
          </table:table-cell>
          <table:table-cell office:value-type="float" office:value="-30.55" calcext:value-type="float">
            <text:p>-30.55</text:p>
          </table:table-cell>
          <table:table-cell office:value-type="float" office:value="-30.52" calcext:value-type="float">
            <text:p>-30.52</text:p>
          </table:table-cell>
          <table:table-cell office:value-type="float" office:value="-30.39" calcext:value-type="float">
            <text:p>-30.39</text:p>
          </table:table-cell>
          <table:table-cell office:value-type="float" office:value="-30.61" calcext:value-type="float">
            <text:p>-30.61</text:p>
          </table:table-cell>
          <table:table-cell office:value-type="float" office:value="-30.32" calcext:value-type="float">
            <text:p>-30.32</text:p>
          </table:table-cell>
          <table:table-cell office:value-type="float" office:value="-30.87" calcext:value-type="float">
            <text:p>-30.87</text:p>
          </table:table-cell>
          <table:table-cell office:value-type="float" office:value="-30.43" calcext:value-type="float">
            <text:p>-30.43</text:p>
          </table:table-cell>
          <table:table-cell office:value-type="float" office:value="-30.5" calcext:value-type="float">
            <text:p>-30.5</text:p>
          </table:table-cell>
          <table:table-cell office:value-type="float" office:value="-30.24" calcext:value-type="float">
            <text:p>-30.24</text:p>
          </table:table-cell>
          <table:table-cell office:value-type="float" office:value="-30.67" calcext:value-type="float">
            <text:p>-30.67</text:p>
          </table:table-cell>
          <table:table-cell office:value-type="float" office:value="-30.39" calcext:value-type="float">
            <text:p>-30.39</text:p>
          </table:table-cell>
          <table:table-cell office:value-type="float" office:value="-30.56" calcext:value-type="float">
            <text:p>-30.56</text:p>
          </table:table-cell>
          <table:table-cell office:value-type="float" office:value="-30.542" calcext:value-type="float">
            <text:p>-30.542</text:p>
          </table:table-cell>
          <table:table-cell office:value-type="float" office:value="0.1976" calcext:value-type="float">
            <text:p>0.1976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<text:s/>B</text:p>
          </table:table-cell>
          <table:table-cell office:value-type="float" office:value="125" calcext:value-type="float">
            <text:p>125</text:p>
          </table:table-cell>
          <table:table-cell office:value-type="float" office:value="-30.542" calcext:value-type="float">
            <text:p>-30.542</text:p>
          </table:table-cell>
          <table:table-cell office:value-type="float" office:value="0.1976" calcext:value-type="float">
            <text:p>0.1976</text:p>
          </table:table-cell>
          <table:table-cell office:value-type="float" office:value="0.039" calcext:value-type="float">
            <text:p>0.039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29.81" calcext:value-type="float">
            <text:p>-29.81</text:p>
          </table:table-cell>
          <table:table-cell office:value-type="float" office:value="-29.87" calcext:value-type="float">
            <text:p>-29.87</text:p>
          </table:table-cell>
          <table:table-cell office:value-type="float" office:value="-29.98" calcext:value-type="float">
            <text:p>-29.98</text:p>
          </table:table-cell>
          <table:table-cell office:value-type="float" office:value="-29.8" calcext:value-type="float">
            <text:p>-29.8</text:p>
          </table:table-cell>
          <table:table-cell office:value-type="float" office:value="-30.03" calcext:value-type="float">
            <text:p>-30.03</text:p>
          </table:table-cell>
          <table:table-cell office:value-type="float" office:value="-29.89" calcext:value-type="float">
            <text:p>-29.89</text:p>
          </table:table-cell>
          <table:table-cell office:value-type="float" office:value="-30.25" calcext:value-type="float">
            <text:p>-30.25</text:p>
          </table:table-cell>
          <table:table-cell office:value-type="float" office:value="-30.31" calcext:value-type="float">
            <text:p>-30.31</text:p>
          </table:table-cell>
          <table:table-cell office:value-type="float" office:value="-30.12" calcext:value-type="float">
            <text:p>-30.12</text:p>
          </table:table-cell>
          <table:table-cell office:value-type="float" office:value="-29.84" calcext:value-type="float">
            <text:p>-29.84</text:p>
          </table:table-cell>
          <table:table-cell office:value-type="float" office:value="-29.86" calcext:value-type="float">
            <text:p>-29.86</text:p>
          </table:table-cell>
          <table:table-cell office:value-type="float" office:value="-29.88" calcext:value-type="float">
            <text:p>-29.88</text:p>
          </table:table-cell>
          <table:table-cell office:value-type="float" office:value="-30.25" calcext:value-type="float">
            <text:p>-30.25</text:p>
          </table:table-cell>
          <table:table-cell office:value-type="float" office:value="-29.81" calcext:value-type="float">
            <text:p>-29.81</text:p>
          </table:table-cell>
          <table:table-cell office:value-type="float" office:value="-30.19" calcext:value-type="float">
            <text:p>-30.19</text:p>
          </table:table-cell>
          <table:table-cell office:value-type="float" office:value="-29.81" calcext:value-type="float">
            <text:p>-29.81</text:p>
          </table:table-cell>
          <table:table-cell office:value-type="float" office:value="-30.12" calcext:value-type="float">
            <text:p>-30.12</text:p>
          </table:table-cell>
          <table:table-cell office:value-type="float" office:value="-29.94" calcext:value-type="float">
            <text:p>-29.94</text:p>
          </table:table-cell>
          <table:table-cell office:value-type="float" office:value="-29.84" calcext:value-type="float">
            <text:p>-29.84</text:p>
          </table:table-cell>
          <table:table-cell office:value-type="float" office:value="-30.73" calcext:value-type="float">
            <text:p>-30.73</text:p>
          </table:table-cell>
          <table:table-cell office:value-type="float" office:value="-29.85" calcext:value-type="float">
            <text:p>-29.85</text:p>
          </table:table-cell>
          <table:table-cell office:value-type="float" office:value="-30.32" calcext:value-type="float">
            <text:p>-30.32</text:p>
          </table:table-cell>
          <table:table-cell office:value-type="float" office:value="-29.92" calcext:value-type="float">
            <text:p>-29.92</text:p>
          </table:table-cell>
          <table:table-cell office:value-type="float" office:value="-29.76" calcext:value-type="float">
            <text:p>-29.76</text:p>
          </table:table-cell>
          <table:table-cell office:value-type="float" office:value="-29.94" calcext:value-type="float">
            <text:p>-29.94</text:p>
          </table:table-cell>
          <table:table-cell office:value-type="float" office:value="-29.97" calcext:value-type="float">
            <text:p>-29.97</text:p>
          </table:table-cell>
          <table:table-cell office:value-type="float" office:value="-29.42" calcext:value-type="float">
            <text:p>-29.42</text:p>
          </table:table-cell>
          <table:table-cell office:value-type="float" office:value="-30.06" calcext:value-type="float">
            <text:p>-30.06</text:p>
          </table:table-cell>
          <table:table-cell office:value-type="float" office:value="-29.93" calcext:value-type="float">
            <text:p>-29.93</text:p>
          </table:table-cell>
          <table:table-cell office:value-type="float" office:value="-30.16" calcext:value-type="float">
            <text:p>-30.16</text:p>
          </table:table-cell>
          <table:table-cell office:value-type="float" office:value="-29.9887" calcext:value-type="float">
            <text:p>-29.9887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0549" calcext:value-type="float">
            <text:p>0.0549</text:p>
          </table:table-cell>
          <table:table-cell office:value-type="string" calcext:value-type="string">
            <text:p><text:s/>B</text:p>
          </table:table-cell>
          <table:table-cell office:value-type="float" office:value="130" calcext:value-type="float">
            <text:p>130</text:p>
          </table:table-cell>
          <table:table-cell office:value-type="float" office:value="-29.9887" calcext:value-type="float">
            <text:p>-29.9887</text:p>
          </table:table-cell>
          <table:table-cell office:value-type="float" office:value="0.2343" calcext:value-type="float">
            <text:p>0.2343</text:p>
          </table:table-cell>
          <table:table-cell office:value-type="float" office:value="0.0549" calcext:value-type="float">
            <text:p>0.0549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29.9" calcext:value-type="float">
            <text:p>-29.9</text:p>
          </table:table-cell>
          <table:table-cell office:value-type="float" office:value="-29.46" calcext:value-type="float">
            <text:p>-29.46</text:p>
          </table:table-cell>
          <table:table-cell office:value-type="float" office:value="-29.35" calcext:value-type="float">
            <text:p>-29.35</text:p>
          </table:table-cell>
          <table:table-cell office:value-type="float" office:value="-29.38" calcext:value-type="float">
            <text:p>-29.38</text:p>
          </table:table-cell>
          <table:table-cell office:value-type="float" office:value="-29.49" calcext:value-type="float">
            <text:p>-29.49</text:p>
          </table:table-cell>
          <table:table-cell office:value-type="float" office:value="-29.42" calcext:value-type="float">
            <text:p>-29.42</text:p>
          </table:table-cell>
          <table:table-cell office:value-type="float" office:value="-29.73" calcext:value-type="float">
            <text:p>-29.73</text:p>
          </table:table-cell>
          <table:table-cell office:value-type="float" office:value="-29.9" calcext:value-type="float">
            <text:p>-29.9</text:p>
          </table:table-cell>
          <table:table-cell office:value-type="float" office:value="-29.91" calcext:value-type="float">
            <text:p>-29.91</text:p>
          </table:table-cell>
          <table:table-cell office:value-type="float" office:value="-29.41" calcext:value-type="float">
            <text:p>-29.41</text:p>
          </table:table-cell>
          <table:table-cell office:value-type="float" office:value="-29.86" calcext:value-type="float">
            <text:p>-29.86</text:p>
          </table:table-cell>
          <table:table-cell office:value-type="float" office:value="-29.45" calcext:value-type="float">
            <text:p>-29.45</text:p>
          </table:table-cell>
          <table:table-cell office:value-type="float" office:value="-29.42" calcext:value-type="float">
            <text:p>-29.42</text:p>
          </table:table-cell>
          <table:table-cell office:value-type="float" office:value="-29.41" calcext:value-type="float">
            <text:p>-29.41</text:p>
          </table:table-cell>
          <table:table-cell office:value-type="float" office:value="-29.58" calcext:value-type="float">
            <text:p>-29.58</text:p>
          </table:table-cell>
          <table:table-cell office:value-type="float" office:value="-29.46" calcext:value-type="float">
            <text:p>-29.46</text:p>
          </table:table-cell>
          <table:table-cell office:value-type="float" office:value="-29.86" calcext:value-type="float">
            <text:p>-29.86</text:p>
          </table:table-cell>
          <table:table-cell office:value-type="float" office:value="-30.09" calcext:value-type="float">
            <text:p>-30.09</text:p>
          </table:table-cell>
          <table:table-cell office:value-type="float" office:value="-29.11" calcext:value-type="float">
            <text:p>-29.11</text:p>
          </table:table-cell>
          <table:table-cell office:value-type="float" office:value="-29.65" calcext:value-type="float">
            <text:p>-29.65</text:p>
          </table:table-cell>
          <table:table-cell office:value-type="float" office:value="-29.46" calcext:value-type="float">
            <text:p>-29.46</text:p>
          </table:table-cell>
          <table:table-cell office:value-type="float" office:value="-28.85" calcext:value-type="float">
            <text:p>-28.85</text:p>
          </table:table-cell>
          <table:table-cell office:value-type="float" office:value="-29.53" calcext:value-type="float">
            <text:p>-29.53</text:p>
          </table:table-cell>
          <table:table-cell office:value-type="float" office:value="-29.2" calcext:value-type="float">
            <text:p>-29.2</text:p>
          </table:table-cell>
          <table:table-cell office:value-type="float" office:value="-29.42" calcext:value-type="float">
            <text:p>-29.42</text:p>
          </table:table-cell>
          <table:table-cell office:value-type="float" office:value="-29.49" calcext:value-type="float">
            <text:p>-29.49</text:p>
          </table:table-cell>
          <table:table-cell office:value-type="float" office:value="-29.23" calcext:value-type="float">
            <text:p>-29.23</text:p>
          </table:table-cell>
          <table:table-cell office:value-type="float" office:value="-29.8" calcext:value-type="float">
            <text:p>-29.8</text:p>
          </table:table-cell>
          <table:table-cell office:value-type="float" office:value="-30.18" calcext:value-type="float">
            <text:p>-30.18</text:p>
          </table:table-cell>
          <table:table-cell office:value-type="float" office:value="-29.62" calcext:value-type="float">
            <text:p>-29.62</text:p>
          </table:table-cell>
          <table:table-cell office:value-type="float" office:value="-29.554" calcext:value-type="float">
            <text:p>-29.554</text:p>
          </table:table-cell>
          <table:table-cell office:value-type="float" office:value="0.2872" calcext:value-type="float">
            <text:p>0.2872</text:p>
          </table:table-cell>
          <table:table-cell office:value-type="float" office:value="0.0825" calcext:value-type="float">
            <text:p>0.0825</text:p>
          </table:table-cell>
          <table:table-cell office:value-type="string" calcext:value-type="string">
            <text:p><text:s/>B</text:p>
          </table:table-cell>
          <table:table-cell office:value-type="float" office:value="135" calcext:value-type="float">
            <text:p>135</text:p>
          </table:table-cell>
          <table:table-cell office:value-type="float" office:value="-29.554" calcext:value-type="float">
            <text:p>-29.554</text:p>
          </table:table-cell>
          <table:table-cell office:value-type="float" office:value="0.2872" calcext:value-type="float">
            <text:p>0.2872</text:p>
          </table:table-cell>
          <table:table-cell office:value-type="float" office:value="0.0825" calcext:value-type="float">
            <text:p>0.0825</text:p>
          </table:table-cell>
          <table:table-cell office:value-type="string" calcext:value-type="string">
            <text:p><text:s/>B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28.81" calcext:value-type="float">
            <text:p>-28.81</text:p>
          </table:table-cell>
          <table:table-cell office:value-type="float" office:value="-28.96" calcext:value-type="float">
            <text:p>-28.96</text:p>
          </table:table-cell>
          <table:table-cell office:value-type="float" office:value="-28.82" calcext:value-type="float">
            <text:p>-28.82</text:p>
          </table:table-cell>
          <table:table-cell office:value-type="float" office:value="-29.28" calcext:value-type="float">
            <text:p>-29.28</text:p>
          </table:table-cell>
          <table:table-cell office:value-type="float" office:value="-28.96" calcext:value-type="float">
            <text:p>-28.96</text:p>
          </table:table-cell>
          <table:table-cell office:value-type="float" office:value="-28.78" calcext:value-type="float">
            <text:p>-28.78</text:p>
          </table:table-cell>
          <table:table-cell office:value-type="float" office:value="-28.91" calcext:value-type="float">
            <text:p>-28.91</text:p>
          </table:table-cell>
          <table:table-cell office:value-type="float" office:value="-29.19" calcext:value-type="float">
            <text:p>-29.19</text:p>
          </table:table-cell>
          <table:table-cell table:number-columns-repeated="2" office:value-type="float" office:value="-28.87" calcext:value-type="float">
            <text:p>-28.87</text:p>
          </table:table-cell>
          <table:table-cell office:value-type="float" office:value="-28.82" calcext:value-type="float">
            <text:p>-28.82</text:p>
          </table:table-cell>
          <table:table-cell office:value-type="float" office:value="-28.78" calcext:value-type="float">
            <text:p>-28.78</text:p>
          </table:table-cell>
          <table:table-cell office:value-type="float" office:value="-28.97" calcext:value-type="float">
            <text:p>-28.97</text:p>
          </table:table-cell>
          <table:table-cell office:value-type="float" office:value="-28.84" calcext:value-type="float">
            <text:p>-28.84</text:p>
          </table:table-cell>
          <table:table-cell office:value-type="float" office:value="-29.65" calcext:value-type="float">
            <text:p>-29.65</text:p>
          </table:table-cell>
          <table:table-cell office:value-type="float" office:value="-28.8" calcext:value-type="float">
            <text:p>-28.8</text:p>
          </table:table-cell>
          <table:table-cell office:value-type="float" office:value="-29.24" calcext:value-type="float">
            <text:p>-29.24</text:p>
          </table:table-cell>
          <table:table-cell office:value-type="float" office:value="-28.94" calcext:value-type="float">
            <text:p>-28.94</text:p>
          </table:table-cell>
          <table:table-cell office:value-type="float" office:value="-28.83" calcext:value-type="float">
            <text:p>-28.83</text:p>
          </table:table-cell>
          <table:table-cell office:value-type="float" office:value="-28.84" calcext:value-type="float">
            <text:p>-28.84</text:p>
          </table:table-cell>
          <table:table-cell office:value-type="float" office:value="-29.06" calcext:value-type="float">
            <text:p>-29.06</text:p>
          </table:table-cell>
          <table:table-cell office:value-type="float" office:value="-28.83" calcext:value-type="float">
            <text:p>-28.83</text:p>
          </table:table-cell>
          <table:table-cell office:value-type="float" office:value="-28.61" calcext:value-type="float">
            <text:p>-28.61</text:p>
          </table:table-cell>
          <table:table-cell office:value-type="float" office:value="-29.57" calcext:value-type="float">
            <text:p>-29.57</text:p>
          </table:table-cell>
          <table:table-cell office:value-type="float" office:value="-29.23" calcext:value-type="float">
            <text:p>-29.23</text:p>
          </table:table-cell>
          <table:table-cell office:value-type="float" office:value="-28.86" calcext:value-type="float">
            <text:p>-28.86</text:p>
          </table:table-cell>
          <table:table-cell office:value-type="float" office:value="-28.98" calcext:value-type="float">
            <text:p>-28.98</text:p>
          </table:table-cell>
          <table:table-cell office:value-type="float" office:value="-28.93" calcext:value-type="float">
            <text:p>-28.93</text:p>
          </table:table-cell>
          <table:table-cell office:value-type="float" office:value="-28.83" calcext:value-type="float">
            <text:p>-28.83</text:p>
          </table:table-cell>
          <table:table-cell office:value-type="float" office:value="-28.81" calcext:value-type="float">
            <text:p>-28.81</text:p>
          </table:table-cell>
          <table:table-cell office:value-type="float" office:value="-28.9623" calcext:value-type="float">
            <text:p>-28.9623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0524" calcext:value-type="float">
            <text:p>0.0524</text:p>
          </table:table-cell>
          <table:table-cell office:value-type="string" calcext:value-type="string">
            <text:p><text:s/>B</text:p>
          </table:table-cell>
          <table:table-cell office:value-type="float" office:value="140" calcext:value-type="float">
            <text:p>140</text:p>
          </table:table-cell>
          <table:table-cell office:value-type="float" office:value="-28.9623" calcext:value-type="float">
            <text:p>-28.9623</text:p>
          </table:table-cell>
          <table:table-cell office:value-type="float" office:value="0.2289" calcext:value-type="float">
            <text:p>0.2289</text:p>
          </table:table-cell>
          <table:table-cell office:value-type="float" office:value="0.0524" calcext:value-type="float">
            <text:p>0.0524</text:p>
          </table:table-cell>
          <table:table-cell office:value-type="string" calcext:value-type="string">
            <text:p><text:s/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5:32:57.763200430</meta:creation-date>
    <meta:generator>LibreOffice/7.3.7.2$Linux_X86_64 LibreOffice_project/30$Build-2</meta:generator>
    <dc:date>2024-07-10T16:03:08.006585916</dc:date>
    <meta:editing-duration>PT17M42S</meta:editing-duration>
    <meta:editing-cycles>2</meta:editing-cycles>
    <meta:document-statistic meta:table-count="1" meta:cell-count="1200" meta:object-count="0"/>
  </office:meta>
</office:document-meta>
</file>